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-2.16721542156154" calcext:value-type="float">
            <text:p>-2.16721542156154</text:p>
          </table:table-cell>
          <table:table-cell office:value-type="float" office:value="-0.146819837543027" calcext:value-type="float">
            <text:p>-0.146819837543027</text:p>
          </table:table-cell>
          <table:table-cell office:value-type="float" office:value="-0.433219452316863" calcext:value-type="float">
            <text:p>-0.433219452316863</text:p>
          </table:table-cell>
          <table:table-cell office:value-type="float" office:value="-0.232790753463391" calcext:value-type="float">
            <text:p>-0.232790753463391</text:p>
          </table:table-cell>
          <table:table-cell office:value-type="float" office:value="-0.136152894421065" calcext:value-type="float">
            <text:p>-0.136152894421065</text:p>
          </table:table-cell>
          <table:table-cell office:value-type="float" office:value="-0.143894927280547" calcext:value-type="float">
            <text:p>-0.143894927280547</text:p>
          </table:table-cell>
          <table:table-cell office:value-type="float" office:value="-1.26902671124877" calcext:value-type="float">
            <text:p>-1.26902671124877</text:p>
          </table:table-cell>
          <table:table-cell office:value-type="float" office:value="-3.31347169362474" calcext:value-type="float">
            <text:p>-3.31347169362474</text:p>
          </table:table-cell>
          <table:table-cell office:value-type="float" office:value="-1.6957803054808" calcext:value-type="float">
            <text:p>-1.6957803054808</text:p>
          </table:table-cell>
          <table:table-cell office:value-type="float" office:value="-0.953837199694073" calcext:value-type="float">
            <text:p>-0.953837199694073</text:p>
          </table:table-cell>
          <table:table-cell office:value-type="float" office:value="1.12381458559872" calcext:value-type="float">
            <text:p>1.1238145855987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366827901693362" calcext:value-type="float">
            <text:p>-0.366827901693362</text:p>
          </table:table-cell>
          <table:table-cell office:value-type="float" office:value="-1.29260305529362" calcext:value-type="float">
            <text:p>-1.29260305529362</text:p>
          </table:table-cell>
          <table:table-cell office:value-type="float" office:value="-1.02374129161283" calcext:value-type="float">
            <text:p>-1.02374129161283</text:p>
          </table:table-cell>
          <table:table-cell office:value-type="float" office:value="-2.16721542156154" calcext:value-type="float">
            <text:p>-2.16721542156154</text:p>
          </table:table-cell>
          <table:table-cell office:value-type="float" office:value="-5.46380528180232" calcext:value-type="float">
            <text:p>-5.46380528180232</text:p>
          </table:table-cell>
          <table:table-cell office:value-type="float" office:value="-0.279152515226039" calcext:value-type="float">
            <text:p>-0.279152515226039</text:p>
          </table:table-cell>
          <table:table-cell office:value-type="float" office:value="-1.21648445183972" calcext:value-type="float">
            <text:p>-1.21648445183972</text:p>
          </table:table-cell>
          <table:table-cell office:value-type="float" office:value="0.0407686521761735" calcext:value-type="float">
            <text:p>0.040768652176174</text:p>
          </table:table-cell>
          <table:table-cell office:value-type="float" office:value="-3.93163222861808" calcext:value-type="float">
            <text:p>-3.93163222861808</text:p>
          </table:table-cell>
          <table:table-cell office:value-type="float" office:value="-0.946395043993164" calcext:value-type="float">
            <text:p>-0.946395043993164</text:p>
          </table:table-cell>
          <table:table-cell office:value-type="float" office:value="-1.66470885394645" calcext:value-type="float">
            <text:p>-1.66470885394645</text:p>
          </table:table-cell>
          <table:table-cell office:value-type="float" office:value="1.75130697064045" calcext:value-type="float">
            <text:p>1.751306970640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0.390044110053583" calcext:value-type="float">
            <text:p>-0.390044110053583</text:p>
          </table:table-cell>
          <table:table-cell office:value-type="float" office:value="-2.4520357032607" calcext:value-type="float">
            <text:p>-2.4520357032607</text:p>
          </table:table-cell>
          <table:table-cell office:value-type="float" office:value="-9.66124760981673" calcext:value-type="float">
            <text:p>-9.66124760981673</text:p>
          </table:table-cell>
          <table:table-cell office:value-type="float" office:value="-4.84739585996326" calcext:value-type="float">
            <text:p>-4.84739585996326</text:p>
          </table:table-cell>
          <table:table-cell office:value-type="float" office:value="-2.13232440289607" calcext:value-type="float">
            <text:p>-2.13232440289607</text:p>
          </table:table-cell>
          <table:table-cell office:value-type="float" office:value="-3.62242702153484" calcext:value-type="float">
            <text:p>-3.62242702153484</text:p>
          </table:table-cell>
          <table:table-cell office:value-type="float" office:value="-1.22277433884358" calcext:value-type="float">
            <text:p>-1.22277433884358</text:p>
          </table:table-cell>
          <table:table-cell office:value-type="float" office:value="-2.94004506798025" calcext:value-type="float">
            <text:p>-2.94004506798025</text:p>
          </table:table-cell>
          <table:table-cell office:value-type="float" office:value="-10.4692376835465" calcext:value-type="float">
            <text:p>-10.4692376835465</text:p>
          </table:table-cell>
          <table:table-cell office:value-type="float" office:value="-2.10343969449413" calcext:value-type="float">
            <text:p>-2.10343969449413</text:p>
          </table:table-cell>
          <table:table-cell office:value-type="float" office:value="-3.98409714923897" calcext:value-type="float">
            <text:p>-3.98409714923897</text:p>
          </table:table-cell>
          <table:table-cell office:value-type="float" office:value="3.43363247479135" calcext:value-type="float">
            <text:p>3.4336324747913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6.14692563757188" calcext:value-type="float">
            <text:p>-6.14692563757188</text:p>
          </table:table-cell>
          <table:table-cell office:value-type="float" office:value="-3.58320764053376" calcext:value-type="float">
            <text:p>-3.58320764053376</text:p>
          </table:table-cell>
          <table:table-cell office:value-type="float" office:value="-4.07453238808477" calcext:value-type="float">
            <text:p>-4.07453238808477</text:p>
          </table:table-cell>
          <table:table-cell office:value-type="float" office:value="-3.18875393729743" calcext:value-type="float">
            <text:p>-3.18875393729743</text:p>
          </table:table-cell>
          <table:table-cell office:value-type="float" office:value="-8.3569370748236" calcext:value-type="float">
            <text:p>-8.3569370748236</text:p>
          </table:table-cell>
          <table:table-cell office:value-type="float" office:value="-6.90571780626831" calcext:value-type="float">
            <text:p>-6.90571780626831</text:p>
          </table:table-cell>
          <table:table-cell office:value-type="float" office:value="-3.85016954346582" calcext:value-type="float">
            <text:p>-3.85016954346582</text:p>
          </table:table-cell>
          <table:table-cell office:value-type="float" office:value="-1.44923730296015" calcext:value-type="float">
            <text:p>-1.44923730296015</text:p>
          </table:table-cell>
          <table:table-cell office:value-type="float" office:value="-4.56703516679846" calcext:value-type="float">
            <text:p>-4.56703516679846</text:p>
          </table:table-cell>
          <table:table-cell office:value-type="float" office:value="-2.27332660239708" calcext:value-type="float">
            <text:p>-2.27332660239708</text:p>
          </table:table-cell>
          <table:table-cell office:value-type="float" office:value="-4.43958431002013" calcext:value-type="float">
            <text:p>-4.43958431002013</text:p>
          </table:table-cell>
          <table:table-cell office:value-type="float" office:value="2.1284371733339" calcext:value-type="float">
            <text:p>2.128437173333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0.1250533748134" calcext:value-type="float">
            <text:p>-10.1250533748134</text:p>
          </table:table-cell>
          <table:table-cell office:value-type="float" office:value="-6.04490721516217" calcext:value-type="float">
            <text:p>-6.04490721516217</text:p>
          </table:table-cell>
          <table:table-cell office:value-type="float" office:value="-3.45131074386601" calcext:value-type="float">
            <text:p>-3.45131074386601</text:p>
          </table:table-cell>
          <table:table-cell office:value-type="float" office:value="-1.34244708559407" calcext:value-type="float">
            <text:p>-1.34244708559407</text:p>
          </table:table-cell>
          <table:table-cell office:value-type="float" office:value="-5.22387943696805" calcext:value-type="float">
            <text:p>-5.22387943696805</text:p>
          </table:table-cell>
          <table:table-cell office:value-type="float" office:value="-4.91844207405564" calcext:value-type="float">
            <text:p>-4.91844207405564</text:p>
          </table:table-cell>
          <table:table-cell office:value-type="float" office:value="-8.624822936078" calcext:value-type="float">
            <text:p>-8.624822936078</text:p>
          </table:table-cell>
          <table:table-cell office:value-type="float" office:value="-4.70419604511452" calcext:value-type="float">
            <text:p>-4.70419604511452</text:p>
          </table:table-cell>
          <table:table-cell office:value-type="float" office:value="-2.7765879516386" calcext:value-type="float">
            <text:p>-2.7765879516386</text:p>
          </table:table-cell>
          <table:table-cell office:value-type="float" office:value="-4.78671168815981" calcext:value-type="float">
            <text:p>-4.78671168815981</text:p>
          </table:table-cell>
          <table:table-cell office:value-type="float" office:value="-5.19983585514502" calcext:value-type="float">
            <text:p>-5.19983585514502</text:p>
          </table:table-cell>
          <table:table-cell office:value-type="float" office:value="2.60357573055689" calcext:value-type="float">
            <text:p>2.6035757305568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4.81896654415826" calcext:value-type="float">
            <text:p>-4.81896654415826</text:p>
          </table:table-cell>
          <table:table-cell office:value-type="float" office:value="-3.22620558516586" calcext:value-type="float">
            <text:p>-3.22620558516586</text:p>
          </table:table-cell>
          <table:table-cell office:value-type="float" office:value="-11.8366144081911" calcext:value-type="float">
            <text:p>-11.8366144081911</text:p>
          </table:table-cell>
          <table:table-cell office:value-type="float" office:value="-6.21713844061095" calcext:value-type="float">
            <text:p>-6.21713844061095</text:p>
          </table:table-cell>
          <table:table-cell office:value-type="float" office:value="-4.89382037264157" calcext:value-type="float">
            <text:p>-4.89382037264157</text:p>
          </table:table-cell>
          <table:table-cell office:value-type="float" office:value="-6.82747577070747" calcext:value-type="float">
            <text:p>-6.82747577070747</text:p>
          </table:table-cell>
          <table:table-cell office:value-type="float" office:value="-2.59218022167645" calcext:value-type="float">
            <text:p>-2.59218022167645</text:p>
          </table:table-cell>
          <table:table-cell office:value-type="float" office:value="-9.53579209078136" calcext:value-type="float">
            <text:p>-9.53579209078136</text:p>
          </table:table-cell>
          <table:table-cell office:value-type="float" office:value="-3.57884202606497" calcext:value-type="float">
            <text:p>-3.57884202606497</text:p>
          </table:table-cell>
          <table:table-cell office:value-type="float" office:value="-3.14607982977467" calcext:value-type="float">
            <text:p>-3.14607982977467</text:p>
          </table:table-cell>
          <table:table-cell office:value-type="float" office:value="-5.66731152897727" calcext:value-type="float">
            <text:p>-5.66731152897727</text:p>
          </table:table-cell>
          <table:table-cell office:value-type="float" office:value="3.02076982989781" calcext:value-type="float">
            <text:p>3.0207698298978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8.72702212996249" calcext:value-type="float">
            <text:p>-8.72702212996249</text:p>
          </table:table-cell>
          <table:table-cell office:value-type="float" office:value="-14.3151678530968" calcext:value-type="float">
            <text:p>-14.3151678530968</text:p>
          </table:table-cell>
          <table:table-cell office:value-type="float" office:value="-14.0273154548176" calcext:value-type="float">
            <text:p>-14.0273154548176</text:p>
          </table:table-cell>
          <table:table-cell office:value-type="float" office:value="-7.78364944153208" calcext:value-type="float">
            <text:p>-7.78364944153208</text:p>
          </table:table-cell>
          <table:table-cell office:value-type="float" office:value="-7.3162575697999" calcext:value-type="float">
            <text:p>-7.3162575697999</text:p>
          </table:table-cell>
          <table:table-cell office:value-type="float" office:value="-7.62647212552416" calcext:value-type="float">
            <text:p>-7.62647212552416</text:p>
          </table:table-cell>
          <table:table-cell office:value-type="float" office:value="-8.33047560560183" calcext:value-type="float">
            <text:p>-8.33047560560183</text:p>
          </table:table-cell>
          <table:table-cell office:value-type="float" office:value="-7.74599005088484" calcext:value-type="float">
            <text:p>-7.74599005088484</text:p>
          </table:table-cell>
          <table:table-cell office:value-type="float" office:value="-12.0179141500296" calcext:value-type="float">
            <text:p>-12.0179141500296</text:p>
          </table:table-cell>
          <table:table-cell office:value-type="float" office:value="-5.30751201666377" calcext:value-type="float">
            <text:p>-5.30751201666377</text:p>
          </table:table-cell>
          <table:table-cell office:value-type="float" office:value="-9.31977763979132" calcext:value-type="float">
            <text:p>-9.31977763979132</text:p>
          </table:table-cell>
          <table:table-cell office:value-type="float" office:value="3.04669224611392" calcext:value-type="float">
            <text:p>3.0466922461139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7.39597598292556" calcext:value-type="float">
            <text:p>-7.39597598292556</text:p>
          </table:table-cell>
          <table:table-cell office:value-type="float" office:value="-8.93602169753813" calcext:value-type="float">
            <text:p>-8.93602169753813</text:p>
          </table:table-cell>
          <table:table-cell office:value-type="float" office:value="-2.66988344801544" calcext:value-type="float">
            <text:p>-2.66988344801544</text:p>
          </table:table-cell>
          <table:table-cell office:value-type="float" office:value="-10.2285835933344" calcext:value-type="float">
            <text:p>-10.2285835933344</text:p>
          </table:table-cell>
          <table:table-cell office:value-type="float" office:value="-10.4933951157682" calcext:value-type="float">
            <text:p>-10.4933951157682</text:p>
          </table:table-cell>
          <table:table-cell office:value-type="float" office:value="-8.91755548678484" calcext:value-type="float">
            <text:p>-8.91755548678484</text:p>
          </table:table-cell>
          <table:table-cell office:value-type="float" office:value="-5.94117261056049" calcext:value-type="float">
            <text:p>-5.94117261056049</text:p>
          </table:table-cell>
          <table:table-cell office:value-type="float" office:value="-6.17268337770388" calcext:value-type="float">
            <text:p>-6.17268337770388</text:p>
          </table:table-cell>
          <table:table-cell office:value-type="float" office:value="-15.7117104234179" calcext:value-type="float">
            <text:p>-15.7117104234179</text:p>
          </table:table-cell>
          <table:table-cell office:value-type="float" office:value="-6.65826302759158" calcext:value-type="float">
            <text:p>-6.65826302759158</text:p>
          </table:table-cell>
          <table:table-cell office:value-type="float" office:value="-8.31252447636404" calcext:value-type="float">
            <text:p>-8.31252447636404</text:p>
          </table:table-cell>
          <table:table-cell office:value-type="float" office:value="3.48884751312409" calcext:value-type="float">
            <text:p>3.4888475131240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5.28280036245604" calcext:value-type="float">
            <text:p>-5.28280036245604</text:p>
          </table:table-cell>
          <table:table-cell office:value-type="float" office:value="-14.3012872477176" calcext:value-type="float">
            <text:p>-14.3012872477176</text:p>
          </table:table-cell>
          <table:table-cell office:value-type="float" office:value="-12.8047241267471" calcext:value-type="float">
            <text:p>-12.8047241267471</text:p>
          </table:table-cell>
          <table:table-cell office:value-type="float" office:value="-17.5578375846013" calcext:value-type="float">
            <text:p>-17.5578375846013</text:p>
          </table:table-cell>
          <table:table-cell office:value-type="float" office:value="-4.1840816115774" calcext:value-type="float">
            <text:p>-4.1840816115774</text:p>
          </table:table-cell>
          <table:table-cell office:value-type="float" office:value="-7.264899107629" calcext:value-type="float">
            <text:p>-7.264899107629</text:p>
          </table:table-cell>
          <table:table-cell office:value-type="float" office:value="-7.49870861953147" calcext:value-type="float">
            <text:p>-7.49870861953147</text:p>
          </table:table-cell>
          <table:table-cell office:value-type="float" office:value="-8.79697501724177" calcext:value-type="float">
            <text:p>-8.79697501724177</text:p>
          </table:table-cell>
          <table:table-cell office:value-type="float" office:value="-7.4946720019116" calcext:value-type="float">
            <text:p>-7.4946720019116</text:p>
          </table:table-cell>
          <table:table-cell office:value-type="float" office:value="-11.9792744372103" calcext:value-type="float">
            <text:p>-11.9792744372103</text:p>
          </table:table-cell>
          <table:table-cell office:value-type="float" office:value="-9.71652601166235" calcext:value-type="float">
            <text:p>-9.71652601166235</text:p>
          </table:table-cell>
          <table:table-cell office:value-type="float" office:value="4.27057714960739" calcext:value-type="float">
            <text:p>4.2705771496073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9.34604819382536" calcext:value-type="float">
            <text:p>-9.34604819382536</text:p>
          </table:table-cell>
          <table:table-cell office:value-type="float" office:value="-7.29602526614711" calcext:value-type="float">
            <text:p>-7.29602526614711</text:p>
          </table:table-cell>
          <table:table-cell office:value-type="float" office:value="-11.9730703256056" calcext:value-type="float">
            <text:p>-11.9730703256056</text:p>
          </table:table-cell>
          <table:table-cell office:value-type="float" office:value="-7.83019330625342" calcext:value-type="float">
            <text:p>-7.83019330625342</text:p>
          </table:table-cell>
          <table:table-cell office:value-type="float" office:value="-11.3130780918836" calcext:value-type="float">
            <text:p>-11.3130780918836</text:p>
          </table:table-cell>
          <table:table-cell office:value-type="float" office:value="-8.25505905226716" calcext:value-type="float">
            <text:p>-8.25505905226716</text:p>
          </table:table-cell>
          <table:table-cell office:value-type="float" office:value="-19.5437342388228" calcext:value-type="float">
            <text:p>-19.5437342388228</text:p>
          </table:table-cell>
          <table:table-cell office:value-type="float" office:value="-11.6413792774058" calcext:value-type="float">
            <text:p>-11.6413792774058</text:p>
          </table:table-cell>
          <table:table-cell office:value-type="float" office:value="-10.8692189655902" calcext:value-type="float">
            <text:p>-10.8692189655902</text:p>
          </table:table-cell>
          <table:table-cell office:value-type="float" office:value="-8.70367212201991" calcext:value-type="float">
            <text:p>-8.70367212201991</text:p>
          </table:table-cell>
          <table:table-cell office:value-type="float" office:value="-10.6771478839821" calcext:value-type="float">
            <text:p>-10.6771478839821</text:p>
          </table:table-cell>
          <table:table-cell office:value-type="float" office:value="3.53925442672318" calcext:value-type="float">
            <text:p>3.5392544267231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3.237032585803" calcext:value-type="float">
            <text:p>-13.237032585803</text:p>
          </table:table-cell>
          <table:table-cell office:value-type="float" office:value="-12.4515153680218" calcext:value-type="float">
            <text:p>-12.4515153680218</text:p>
          </table:table-cell>
          <table:table-cell office:value-type="float" office:value="-13.2965886575593" calcext:value-type="float">
            <text:p>-13.2965886575593</text:p>
          </table:table-cell>
          <table:table-cell office:value-type="float" office:value="-9.67754626603413" calcext:value-type="float">
            <text:p>-9.67754626603413</text:p>
          </table:table-cell>
          <table:table-cell office:value-type="float" office:value="-17.3485549872923" calcext:value-type="float">
            <text:p>-17.3485549872923</text:p>
          </table:table-cell>
          <table:table-cell office:value-type="float" office:value="-8.69181707369768" calcext:value-type="float">
            <text:p>-8.69181707369768</text:p>
          </table:table-cell>
          <table:table-cell office:value-type="float" office:value="-8.02173120354616" calcext:value-type="float">
            <text:p>-8.02173120354616</text:p>
          </table:table-cell>
          <table:table-cell office:value-type="float" office:value="-10.9751804993804" calcext:value-type="float">
            <text:p>-10.9751804993804</text:p>
          </table:table-cell>
          <table:table-cell office:value-type="float" office:value="-10.0182762594462" calcext:value-type="float">
            <text:p>-10.0182762594462</text:p>
          </table:table-cell>
          <table:table-cell office:value-type="float" office:value="-20.7095673164121" calcext:value-type="float">
            <text:p>-20.7095673164121</text:p>
          </table:table-cell>
          <table:table-cell office:value-type="float" office:value="-12.4427810217193" calcext:value-type="float">
            <text:p>-12.4427810217193</text:p>
          </table:table-cell>
          <table:table-cell office:value-type="float" office:value="3.98692701326498" calcext:value-type="float">
            <text:p>3.9869270132649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2.92722896298" calcext:value-type="float">
            <text:p>-12.92722896298</text:p>
          </table:table-cell>
          <table:table-cell office:value-type="float" office:value="-17.1288352183625" calcext:value-type="float">
            <text:p>-17.1288352183625</text:p>
          </table:table-cell>
          <table:table-cell office:value-type="float" office:value="-20.9078541896777" calcext:value-type="float">
            <text:p>-20.9078541896777</text:p>
          </table:table-cell>
          <table:table-cell office:value-type="float" office:value="-13.7039771253253" calcext:value-type="float">
            <text:p>-13.7039771253253</text:p>
          </table:table-cell>
          <table:table-cell office:value-type="float" office:value="-17.0996354121762" calcext:value-type="float">
            <text:p>-17.0996354121762</text:p>
          </table:table-cell>
          <table:table-cell office:value-type="float" office:value="-10.9201899299223" calcext:value-type="float">
            <text:p>-10.9201899299223</text:p>
          </table:table-cell>
          <table:table-cell office:value-type="float" office:value="-14.3386881229249" calcext:value-type="float">
            <text:p>-14.3386881229249</text:p>
          </table:table-cell>
          <table:table-cell office:value-type="float" office:value="-6.00864416546687" calcext:value-type="float">
            <text:p>-6.00864416546687</text:p>
          </table:table-cell>
          <table:table-cell office:value-type="float" office:value="-9.41330447564677" calcext:value-type="float">
            <text:p>-9.41330447564677</text:p>
          </table:table-cell>
          <table:table-cell office:value-type="float" office:value="-17.3846393431077" calcext:value-type="float">
            <text:p>-17.3846393431077</text:p>
          </table:table-cell>
          <table:table-cell office:value-type="float" office:value="-13.983299694559" calcext:value-type="float">
            <text:p>-13.983299694559</text:p>
          </table:table-cell>
          <table:table-cell office:value-type="float" office:value="4.4008426511122" calcext:value-type="float">
            <text:p>4.400842651112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6.6040461531374" calcext:value-type="float">
            <text:p>-16.6040461531374</text:p>
          </table:table-cell>
          <table:table-cell office:value-type="float" office:value="-17.5914380119548" calcext:value-type="float">
            <text:p>-17.5914380119548</text:p>
          </table:table-cell>
          <table:table-cell office:value-type="float" office:value="-18.2333504301064" calcext:value-type="float">
            <text:p>-18.2333504301064</text:p>
          </table:table-cell>
          <table:table-cell office:value-type="float" office:value="-15.5920836079785" calcext:value-type="float">
            <text:p>-15.5920836079785</text:p>
          </table:table-cell>
          <table:table-cell office:value-type="float" office:value="-16.138956466671" calcext:value-type="float">
            <text:p>-16.138956466671</text:p>
          </table:table-cell>
          <table:table-cell office:value-type="float" office:value="-23.7907377207325" calcext:value-type="float">
            <text:p>-23.7907377207325</text:p>
          </table:table-cell>
          <table:table-cell office:value-type="float" office:value="-16.1249733175234" calcext:value-type="float">
            <text:p>-16.1249733175234</text:p>
          </table:table-cell>
          <table:table-cell office:value-type="float" office:value="-15.9177457803522" calcext:value-type="float">
            <text:p>-15.9177457803522</text:p>
          </table:table-cell>
          <table:table-cell office:value-type="float" office:value="-22.2446665418842" calcext:value-type="float">
            <text:p>-22.2446665418842</text:p>
          </table:table-cell>
          <table:table-cell office:value-type="float" office:value="-19.1609477995855" calcext:value-type="float">
            <text:p>-19.1609477995855</text:p>
          </table:table-cell>
          <table:table-cell office:value-type="float" office:value="-18.1398945829926" calcext:value-type="float">
            <text:p>-18.1398945829926</text:p>
          </table:table-cell>
          <table:table-cell office:value-type="float" office:value="2.8281334008099" calcext:value-type="float">
            <text:p>2.828133400809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8.6968984311339" calcext:value-type="float">
            <text:p>-18.6968984311339</text:p>
          </table:table-cell>
          <table:table-cell office:value-type="float" office:value="-12.0924825970034" calcext:value-type="float">
            <text:p>-12.0924825970034</text:p>
          </table:table-cell>
          <table:table-cell office:value-type="float" office:value="-16.420803071258" calcext:value-type="float">
            <text:p>-16.420803071258</text:p>
          </table:table-cell>
          <table:table-cell office:value-type="float" office:value="-10.2832368087257" calcext:value-type="float">
            <text:p>-10.2832368087257</text:p>
          </table:table-cell>
          <table:table-cell office:value-type="float" office:value="-9.76210813294736" calcext:value-type="float">
            <text:p>-9.76210813294736</text:p>
          </table:table-cell>
          <table:table-cell office:value-type="float" office:value="-23.2534715642625" calcext:value-type="float">
            <text:p>-23.2534715642625</text:p>
          </table:table-cell>
          <table:table-cell office:value-type="float" office:value="-23.9512565573557" calcext:value-type="float">
            <text:p>-23.9512565573557</text:p>
          </table:table-cell>
          <table:table-cell office:value-type="float" office:value="-22.1779407034694" calcext:value-type="float">
            <text:p>-22.1779407034694</text:p>
          </table:table-cell>
          <table:table-cell office:value-type="float" office:value="-11.4548937405608" calcext:value-type="float">
            <text:p>-11.4548937405608</text:p>
          </table:table-cell>
          <table:table-cell office:value-type="float" office:value="-17.8876648471358" calcext:value-type="float">
            <text:p>-17.8876648471358</text:p>
          </table:table-cell>
          <table:table-cell office:value-type="float" office:value="-16.5980756453852" calcext:value-type="float">
            <text:p>-16.5980756453852</text:p>
          </table:table-cell>
          <table:table-cell office:value-type="float" office:value="5.4666495078615" calcext:value-type="float">
            <text:p>5.466649507861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4.9132012984547" calcext:value-type="float">
            <text:p>-24.9132012984547</text:p>
          </table:table-cell>
          <table:table-cell office:value-type="float" office:value="-16.3657916560938" calcext:value-type="float">
            <text:p>-16.3657916560938</text:p>
          </table:table-cell>
          <table:table-cell office:value-type="float" office:value="-17.5373739852999" calcext:value-type="float">
            <text:p>-17.5373739852999</text:p>
          </table:table-cell>
          <table:table-cell office:value-type="float" office:value="-19.3469719448308" calcext:value-type="float">
            <text:p>-19.3469719448308</text:p>
          </table:table-cell>
          <table:table-cell office:value-type="float" office:value="-9.33100504457673" calcext:value-type="float">
            <text:p>-9.33100504457673</text:p>
          </table:table-cell>
          <table:table-cell office:value-type="float" office:value="-26.6943079541621" calcext:value-type="float">
            <text:p>-26.6943079541621</text:p>
          </table:table-cell>
          <table:table-cell office:value-type="float" office:value="-25.8128285891926" calcext:value-type="float">
            <text:p>-25.8128285891926</text:p>
          </table:table-cell>
          <table:table-cell office:value-type="float" office:value="-25.6606426419599" calcext:value-type="float">
            <text:p>-25.6606426419599</text:p>
          </table:table-cell>
          <table:table-cell office:value-type="float" office:value="-10.6938755307415" calcext:value-type="float">
            <text:p>-10.6938755307415</text:p>
          </table:table-cell>
          <table:table-cell office:value-type="float" office:value="-29.1450751591142" calcext:value-type="float">
            <text:p>-29.1450751591142</text:p>
          </table:table-cell>
          <table:table-cell office:value-type="float" office:value="-20.5501073804426" calcext:value-type="float">
            <text:p>-20.5501073804426</text:p>
          </table:table-cell>
          <table:table-cell office:value-type="float" office:value="6.95638175817709" calcext:value-type="float">
            <text:p>6.9563817581770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9.2776176144977" calcext:value-type="float">
            <text:p>-29.2776176144977</text:p>
          </table:table-cell>
          <table:table-cell office:value-type="float" office:value="-29.6573307719235" calcext:value-type="float">
            <text:p>-29.6573307719235</text:p>
          </table:table-cell>
          <table:table-cell office:value-type="float" office:value="-23.8187955527438" calcext:value-type="float">
            <text:p>-23.8187955527438</text:p>
          </table:table-cell>
          <table:table-cell office:value-type="float" office:value="-17.7653331936466" calcext:value-type="float">
            <text:p>-17.7653331936466</text:p>
          </table:table-cell>
          <table:table-cell office:value-type="float" office:value="-25.4342562319996" calcext:value-type="float">
            <text:p>-25.4342562319996</text:p>
          </table:table-cell>
          <table:table-cell office:value-type="float" office:value="-20.1234720494576" calcext:value-type="float">
            <text:p>-20.1234720494576</text:p>
          </table:table-cell>
          <table:table-cell office:value-type="float" office:value="-31.7282468753067" calcext:value-type="float">
            <text:p>-31.7282468753067</text:p>
          </table:table-cell>
          <table:table-cell office:value-type="float" office:value="-25.4342562319996" calcext:value-type="float">
            <text:p>-25.4342562319996</text:p>
          </table:table-cell>
          <table:table-cell office:value-type="float" office:value="-26.0086848424671" calcext:value-type="float">
            <text:p>-26.0086848424671</text:p>
          </table:table-cell>
          <table:table-cell office:value-type="float" office:value="-20.733393253475" calcext:value-type="float">
            <text:p>-20.733393253475</text:p>
          </table:table-cell>
          <table:table-cell office:value-type="float" office:value="-24.9981386617517" calcext:value-type="float">
            <text:p>-24.9981386617517</text:p>
          </table:table-cell>
          <table:table-cell office:value-type="float" office:value="4.50151482568564" calcext:value-type="float">
            <text:p>4.50151482568564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-5.104547792872305, -0.69452779075454, -1.1106454999456838, -1.7591406026736145]</text:p>
          </table:table-cell>
          <table:table-cell office:value-type="string" calcext:value-type="string">
            <text:p>[0.03671502990070241, -0.06444933187939039, -0.20417748534107272, -0.35536756285234894]</text:p>
          </table:table-cell>
          <table:table-cell office:value-type="string" calcext:value-type="string">
            <text:p>[-0.20887096673076755, -0.12758791784095447, -0.5123178126519523, -0.8841011120437781]</text:p>
          </table:table-cell>
          <table:table-cell office:value-type="string" calcext:value-type="string">
            <text:p>[-0.048654133423653434, -0.12207422153058811, -0.3467018253547449, -0.4137328335445778]</text:p>
          </table:table-cell>
          <table:table-cell office:value-type="string" calcext:value-type="string">
            <text:p>[-0.07984129825797659, -0.059945405822547926, -0.0767634063514766, -0.3280614672522608]</text:p>
          </table:table-cell>
          <table:table-cell office:value-type="string" calcext:value-type="string">
            <text:p>[-0.12297107086816084, -0.22447975258650388, -0.09627486749355096, -0.13185401817397135]</text:p>
          </table:table-cell>
          <table:table-cell office:value-type="string" calcext:value-type="string">
            <text:p>[-0.3272508432568877, -0.20466392624807206, -1.0887311089342377, -3.4554609665558678]</text:p>
          </table:table-cell>
          <table:table-cell office:value-type="string" calcext:value-type="string">
            <text:p>[-7.837940061321125, -0.38439327962016545, -1.588572066913585, -3.442981366644071]</text:p>
          </table:table-cell>
          <table:table-cell office:value-type="string" calcext:value-type="string">
            <text:p>[-1.3036374792799288, -1.1283254858676761, -1.5249830963598443, -2.82617516041576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27717794419721553, -0.16755146739562132, -0.2824622854264769, -0.7401199097541333]</text:p>
          </table:table-cell>
          <table:table-cell office:value-type="string" calcext:value-type="string">
            <text:p>[-0.27426152329081965, -0.40017807680774453, -1.4131107927624509, -3.0828618283134768]</text:p>
          </table:table-cell>
          <table:table-cell office:value-type="string" calcext:value-type="string">
            <text:p>[0.08632407552479071, -0.4872656200310743, -1.187655398156262, -2.5063682237887797]</text:p>
          </table:table-cell>
          <table:table-cell office:value-type="string" calcext:value-type="string">
            <text:p>[-5.104547792872305, -0.69452779075454, -1.1106454999456838, -1.7591406026736145]</text:p>
          </table:table-cell>
          <table:table-cell office:value-type="string" calcext:value-type="string">
            <text:p>[-9.626005348018651, -1.206774019753798, -3.4458848145144216, -7.576556944922408]</text:p>
          </table:table-cell>
          <table:table-cell office:value-type="string" calcext:value-type="string">
            <text:p>[-0.07583273825817471, -0.11531182462987122, -0.4188381532638674, -0.5066273447522418]</text:p>
          </table:table-cell>
          <table:table-cell office:value-type="string" calcext:value-type="string">
            <text:p>[-0.09738219596364672, -0.783418642418221, -1.4847435264461195, -2.5003934425308794]</text:p>
          </table:table-cell>
          <table:table-cell office:value-type="string" calcext:value-type="string">
            <text:p>[-0.13025310809706703, -0.18476347340865562, 0.12267326726159711, 0.3554179229488197]</text:p>
          </table:table-cell>
          <table:table-cell office:value-type="string" calcext:value-type="string">
            <text:p>[-2.4120929571410654, -0.9545934614548557, -3.6755855723243913, -8.684256923552013]</text:p>
          </table:table-cell>
          <table:table-cell office:value-type="string" calcext:value-type="string">
            <text:p>[-0.18889701897215616, -0.6368890453723575, -1.3696193455952743, -1.590174766032870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20790923095770353, -0.36606478013057053, -0.4535472849279021, -0.5326551441981575]</text:p>
          </table:table-cell>
          <table:table-cell office:value-type="string" calcext:value-type="string">
            <text:p>[-1.6373389440241803, -1.5192249391434265, -2.5238790823857826, -4.127699847489419]</text:p>
          </table:table-cell>
          <table:table-cell office:value-type="string" calcext:value-type="string">
            <text:p>[-32.035835622827705, -1.0538295932740915, -1.8626770791596137, -3.692648144005517]</text:p>
          </table:table-cell>
          <table:table-cell office:value-type="string" calcext:value-type="string">
            <text:p>[-8.10515630511457, -1.2586667946762997, -3.490470475452856, -6.535289864609295]</text:p>
          </table:table-cell>
          <table:table-cell office:value-type="string" calcext:value-type="string">
            <text:p>[-1.9015409395424898, -0.8443232905716025, -1.75088515157944, -4.0325482298907644]</text:p>
          </table:table-cell>
          <table:table-cell office:value-type="string" calcext:value-type="string">
            <text:p>[-8.0531281135227, -0.540962100998077, -2.0156327001352503, -3.8799851714833355]</text:p>
          </table:table-cell>
          <table:table-cell office:value-type="string" calcext:value-type="string">
            <text:p>[-0.055497902825263346, -0.8842169609096562, -1.6655797593079003, -2.285802732331499]</text:p>
          </table:table-cell>
          <table:table-cell office:value-type="string" calcext:value-type="string">
            <text:p>[-2.213500996539164, -1.1425009128887442, -2.5665258386971646, -5.837652523795933]</text:p>
          </table:table-cell>
          <table:table-cell office:value-type="string" calcext:value-type="string">
            <text:p>[-32.36503674781916, -1.0795071639243758, -2.580873561508512, -5.8515332609341275]</text:p>
          </table:table-cell>
          <table:table-cell office:value-type="string" calcext:value-type="string">
            <text:p>[-0.16303130949704148, -0.6444476369726448, -2.0758507781036384, -5.53042905340319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9.9608441462262, -0.9728327197566777, -4.1382158255294454, -9.515809858775182]</text:p>
          </table:table-cell>
          <table:table-cell office:value-type="string" calcext:value-type="string">
            <text:p>[-8.617678097948467, -0.5061758172492103, -1.7377603042786571, -3.471216342658723]</text:p>
          </table:table-cell>
          <table:table-cell office:value-type="string" calcext:value-type="string">
            <text:p>[-6.239345918631356, -1.3890620678941312, -2.560578116687351, -6.109143449126253]</text:p>
          </table:table-cell>
          <table:table-cell office:value-type="string" calcext:value-type="string">
            <text:p>[-3.2913207227770025, -1.5417667502513943, -2.6387483699193526, -5.283179906241964]</text:p>
          </table:table-cell>
          <table:table-cell office:value-type="string" calcext:value-type="string">
            <text:p>[-18.348002482626335, -1.8218179525693934, -4.831245260611827, -8.426682603486846]</text:p>
          </table:table-cell>
          <table:table-cell office:value-type="string" calcext:value-type="string">
            <text:p>[-9.432206550883503, -4.416681183041371, -4.876824347710418, -8.89715914343796]</text:p>
          </table:table-cell>
          <table:table-cell office:value-type="string" calcext:value-type="string">
            <text:p>[-8.272771331822293, -1.3121501327779672, -1.855322699622186, -3.9604340096408563]</text:p>
          </table:table-cell>
          <table:table-cell office:value-type="string" calcext:value-type="string">
            <text:p>[-0.399236564780292, -1.0088556807679172, -1.6284581295912037, -2.7603988367011834]</text:p>
          </table:table-cell>
          <table:table-cell office:value-type="string" calcext:value-type="string">
            <text:p>[-5.589208324209616, -1.3687912910988365, -3.846434735640747, -7.463706316244623]</text:p>
          </table:table-cell>
          <table:table-cell office:value-type="string" calcext:value-type="string">
            <text:p>[-0.6047146158698391, -1.5115876397736816, -2.7807835202534825, -4.196220633691317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2.064180205430716, -1.2153509530899775, -2.257019546377803, -4.963662794354984]</text:p>
          </table:table-cell>
          <table:table-cell office:value-type="string" calcext:value-type="string">
            <text:p>[-8.27200816649649, -1.051308751818203, -4.615852531337539, -10.24045941099645]</text:p>
          </table:table-cell>
          <table:table-cell office:value-type="string" calcext:value-type="string">
            <text:p>[-0.574146852149382, -1.704626695478928, -3.862526356553797, -7.663943071281931]</text:p>
          </table:table-cell>
          <table:table-cell office:value-type="string" calcext:value-type="string">
            <text:p>[-0.5144540166222678, -0.3311398195960713, -1.1708712019551148, -3.3533233042028154]</text:p>
          </table:table-cell>
          <table:table-cell office:value-type="string" calcext:value-type="string">
            <text:p>[-5.701520350297162, -2.156949322391477, -4.224575298299715, -8.812472776883862]</text:p>
          </table:table-cell>
          <table:table-cell office:value-type="string" calcext:value-type="string">
            <text:p>[-4.539320386773205, -3.008221311505732, -3.7128671704312888, -8.413359427512335]</text:p>
          </table:table-cell>
          <table:table-cell office:value-type="string" calcext:value-type="string">
            <text:p>[-13.212217599369414, -2.881008547503483, -6.488624220005446, -11.917441377433668]</text:p>
          </table:table-cell>
          <table:table-cell office:value-type="string" calcext:value-type="string">
            <text:p>[-6.191737107631323, -3.4848640212831183, -4.0818293178700005, -5.058353733673626]</text:p>
          </table:table-cell>
          <table:table-cell office:value-type="string" calcext:value-type="string">
            <text:p>[-5.4003566695183025, -1.2081272992519487, -1.8791662776523888, -2.6187015601317754]</text:p>
          </table:table-cell>
          <table:table-cell office:value-type="string" calcext:value-type="string">
            <text:p>[-5.5044134468508865, -1.7660857558907006, -4.5147911194618695, -7.3615564304357894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6.301090216901928, -2.298632154049618, -4.37330519703667, -6.302838608644823]</text:p>
          </table:table-cell>
          <table:table-cell office:value-type="string" calcext:value-type="string">
            <text:p>[-2.9969348313098054, -2.2357304336189987, -3.5408579039071686, -4.131299171827463]</text:p>
          </table:table-cell>
          <table:table-cell office:value-type="string" calcext:value-type="string">
            <text:p>[-18.47832995983103, -4.63585708076244, -9.32146368958724, -14.91080690258384]</text:p>
          </table:table-cell>
          <table:table-cell office:value-type="string" calcext:value-type="string">
            <text:p>[-11.79141009532454, -3.0079259782412437, -3.2030331783237775, -6.86618451055423]</text:p>
          </table:table-cell>
          <table:table-cell office:value-type="string" calcext:value-type="string">
            <text:p>[-4.909318895815473, -1.7139207963913883, -4.344921337508589, -8.607120460850815]</text:p>
          </table:table-cell>
          <table:table-cell office:value-type="string" calcext:value-type="string">
            <text:p>[-12.129680137135956, -2.374053920397179, -4.690669103305312, -8.115499921991432]</text:p>
          </table:table-cell>
          <table:table-cell office:value-type="string" calcext:value-type="string">
            <text:p>[-2.30501870604094, -1.4732989131703844, -2.6263793600665997, -3.964023907427894]</text:p>
          </table:table-cell>
          <table:table-cell office:value-type="string" calcext:value-type="string">
            <text:p>[-15.394517467732882, -2.5821622912526543, -7.150153150267746, -13.016335453872152]</text:p>
          </table:table-cell>
          <table:table-cell office:value-type="string" calcext:value-type="string">
            <text:p>[-1.3607387377520652, -1.65951600933536, -3.7642083512672286, -7.5309050059052085]</text:p>
          </table:table-cell>
          <table:table-cell office:value-type="string" calcext:value-type="string">
            <text:p>[-2.172183280398987, -0.7985047209245977, -3.1056897134715156, -6.507941604303591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8.755429843186345, -1.847645429192979, -4.569308395136584, -9.735704852334038]</text:p>
          </table:table-cell>
          <table:table-cell office:value-type="string" calcext:value-type="string">
            <text:p>[-39.55576947973063, -2.483969574652223, -5.313940047556409, -9.906992310447983]</text:p>
          </table:table-cell>
          <table:table-cell office:value-type="string" calcext:value-type="string">
            <text:p>[-36.554554124366014, -1.460502683759879, -7.087137222300299, -11.007067788844349]</text:p>
          </table:table-cell>
          <table:table-cell office:value-type="string" calcext:value-type="string">
            <text:p>[-7.045183637243202, -3.783585000175793, -7.364780214659938, -12.941048914049368]</text:p>
          </table:table-cell>
          <table:table-cell office:value-type="string" calcext:value-type="string">
            <text:p>[-9.624720170185142, -1.2307187430856237, -5.15741569582111, -13.252175670107725]</text:p>
          </table:table-cell>
          <table:table-cell office:value-type="string" calcext:value-type="string">
            <text:p>[-13.409012290494848, -3.6818020946924657, -4.291456578235775, -9.123617538673546]</text:p>
          </table:table-cell>
          <table:table-cell office:value-type="string" calcext:value-type="string">
            <text:p>[-22.164415069332534, -2.0079798165404394, -3.1268616523385973, -6.022645884195743]</text:p>
          </table:table-cell>
          <table:table-cell office:value-type="string" calcext:value-type="string">
            <text:p>[-7.903819970650194, -3.723696594655279, -6.9836830964634, -12.372760541770479]</text:p>
          </table:table-cell>
          <table:table-cell office:value-type="string" calcext:value-type="string">
            <text:p>[-31.46202798808977, -1.895816657348992, -5.157598892029047, -9.55621306265073]</text:p>
          </table:table-cell>
          <table:table-cell office:value-type="string" calcext:value-type="string">
            <text:p>[-6.1816916637030594, -2.1249125364301236, -4.132416053128618, -8.7910278133932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1.901641832316944, -1.7933730235967893, -5.066446309017203, -10.822442766771289]</text:p>
          </table:table-cell>
          <table:table-cell office:value-type="string" calcext:value-type="string">
            <text:p>[-17.431514334042998, -3.2606834732989087, -5.1386336618631345, -9.913255320947467]</text:p>
          </table:table-cell>
          <table:table-cell office:value-type="string" calcext:value-type="string">
            <text:p>[-3.005150126267764, -1.366189889724323, -3.010673101390937, -3.2975206746787222]</text:p>
          </table:table-cell>
          <table:table-cell office:value-type="string" calcext:value-type="string">
            <text:p>[-19.38445828117632, -2.625193793342828, -5.808454336027524, -13.096227962791085]</text:p>
          </table:table-cell>
          <table:table-cell office:value-type="string" calcext:value-type="string">
            <text:p>[-11.506725613058165, -2.439931968708531, -8.847663438754761, -19.179259442551455]</text:p>
          </table:table-cell>
          <table:table-cell office:value-type="string" calcext:value-type="string">
            <text:p>[-11.425344278695949, -3.344489701505826, -7.333536682731667, -13.566851284205917]</text:p>
          </table:table-cell>
          <table:table-cell office:value-type="string" calcext:value-type="string">
            <text:p>[-1.227377090852344, -4.978857218610799, -7.7337440950493885, -9.824712037729434]</text:p>
          </table:table-cell>
          <table:table-cell office:value-type="string" calcext:value-type="string">
            <text:p>[-2.6174058865950256, -1.8777157077731088, -6.365655823288874, -13.82995609315849]</text:p>
          </table:table-cell>
          <table:table-cell office:value-type="string" calcext:value-type="string">
            <text:p>[-43.05918387895167, -3.990022784922842, -5.799803046244878, -9.997831983552041]</text:p>
          </table:table-cell>
          <table:table-cell office:value-type="string" calcext:value-type="string">
            <text:p>[-11.462163194414376, -1.3853599939135153, -4.320238942644017, -9.465289979394399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7.1661067840112835, -2.409782522015802, -4.4200406683048366, -7.135271475492222]</text:p>
          </table:table-cell>
          <table:table-cell office:value-type="string" calcext:value-type="string">
            <text:p>[-43.2962701329078, -3.466141159141012, -3.8501801625768106, -6.592557536244659]</text:p>
          </table:table-cell>
          <table:table-cell office:value-type="string" calcext:value-type="string">
            <text:p>[-34.185628432162595, -2.5899448175509043, -4.860105451528018, -9.583217805746823]</text:p>
          </table:table-cell>
          <table:table-cell office:value-type="string" calcext:value-type="string">
            <text:p>[-39.41315739176765, -5.218322346731741, -10.04583261060128, -15.554037989304504]</text:p>
          </table:table-cell>
          <table:table-cell office:value-type="string" calcext:value-type="string">
            <text:p>[-0.7966653130233148, -2.153042298432961, -4.968045382432007, -8.818573452421298]</text:p>
          </table:table-cell>
          <table:table-cell office:value-type="string" calcext:value-type="string">
            <text:p>[-12.498919796785746, -1.477985156367767, -4.585201998410682, -10.497489478951794]</text:p>
          </table:table-cell>
          <table:table-cell office:value-type="string" calcext:value-type="string">
            <text:p>[-13.448597985319344, -1.9901888211026675, -4.968603992976006, -9.587443678727858]</text:p>
          </table:table-cell>
          <table:table-cell office:value-type="string" calcext:value-type="string">
            <text:p>[-5.604070504262304, -3.1978643361832315, -8.52214451222235, -17.863820716299173]</text:p>
          </table:table-cell>
          <table:table-cell office:value-type="string" calcext:value-type="string">
            <text:p>[-10.077078539479011, -2.525861730046852, -6.0941634587140525, -11.281584279406465]</text:p>
          </table:table-cell>
          <table:table-cell office:value-type="string" calcext:value-type="string">
            <text:p>[-33.71395396175008, -2.879969804863647, -4.243118084796116, -7.080055897431325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0.259141947979487, -1.775189292745205, -4.939016648127703, -10.410844886449055]</text:p>
          </table:table-cell>
          <table:table-cell office:value-type="string" calcext:value-type="string">
            <text:p>[-11.099671563737989, -1.833944671836063, -5.182984060900853, -11.067500768113536]</text:p>
          </table:table-cell>
          <table:table-cell office:value-type="string" calcext:value-type="string">
            <text:p>[-33.868787743985386, -2.091212146667032, -3.816231414101501, -8.11604999766855]</text:p>
          </table:table-cell>
          <table:table-cell office:value-type="string" calcext:value-type="string">
            <text:p>[-9.233529582383637, -3.355351788945793, -6.770608920512777, -11.961282933171468]</text:p>
          </table:table-cell>
          <table:table-cell office:value-type="string" calcext:value-type="string">
            <text:p>[-9.973427380920551, -6.616618295415466, -10.245161814539427, -18.41710487665904]</text:p>
          </table:table-cell>
          <table:table-cell office:value-type="string" calcext:value-type="string">
            <text:p>[-13.952301665252765, -3.6599615945643427, -5.840097048321202, -9.567875900930334]</text:p>
          </table:table-cell>
          <table:table-cell office:value-type="string" calcext:value-type="string">
            <text:p>[-48.876256717407344, -5.175008487847688, -8.479658990342443, -15.644012759693515]</text:p>
          </table:table-cell>
          <table:table-cell office:value-type="string" calcext:value-type="string">
            <text:p>[-15.522533578836173, -5.717424114417491, -9.140242089086282, -16.185317327283144]</text:p>
          </table:table-cell>
          <table:table-cell office:value-type="string" calcext:value-type="string">
            <text:p>[-13.603766953742792, -4.4199612996325355, -8.389024737896156, -17.064122871089427]</text:p>
          </table:table-cell>
          <table:table-cell office:value-type="string" calcext:value-type="string">
            <text:p>[-10.068155390119916, -3.0249259963460062, -7.909576146153929, -13.81203095545979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4.04692358109824, -3.171347032603977, -5.7018253403016805, -10.028034389207896]</text:p>
          </table:table-cell>
          <table:table-cell office:value-type="string" calcext:value-type="string">
            <text:p>[-23.353736476459908, -4.296639827175919, -8.390319356265486, -13.765365812185838]</text:p>
          </table:table-cell>
          <table:table-cell office:value-type="string" calcext:value-type="string">
            <text:p>[-34.199782182151715, -3.052972230094886, -5.601132339120851, -10.332467878869544]</text:p>
          </table:table-cell>
          <table:table-cell office:value-type="string" calcext:value-type="string">
            <text:p>[-29.790233479027894, -1.839069141724825, -2.9393381701186883, -4.141544273265119]</text:p>
          </table:table-cell>
          <table:table-cell office:value-type="string" calcext:value-type="string">
            <text:p>[-46.129350044820484, -4.531033657575123, -6.707917707595401, -12.025918539178093]</text:p>
          </table:table-cell>
          <table:table-cell office:value-type="string" calcext:value-type="string">
            <text:p>[-9.608315653144906, -5.422924082957303, -7.133104101401266, -12.602924457287234]</text:p>
          </table:table-cell>
          <table:table-cell office:value-type="string" calcext:value-type="string">
            <text:p>[-17.116043557604254, -2.8553709310158215, -4.323176562241415, -7.792333763323156]</text:p>
          </table:table-cell>
          <table:table-cell office:value-type="string" calcext:value-type="string">
            <text:p>[-19.779112248522534, -4.100121544023172, -7.717537486263382, -12.303950718712354]</text:p>
          </table:table-cell>
          <table:table-cell office:value-type="string" calcext:value-type="string">
            <text:p>[-18.284588594656448, -2.443341374152963, -7.102600375385548, -12.242574693589848]</text:p>
          </table:table-cell>
          <table:table-cell office:value-type="string" calcext:value-type="string">
            <text:p>[-47.29021615271258, -6.373197463804692, -12.108050980160856, -17.06680466897030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0.033181428475796, -3.8318119313583976, -6.721240054784183, -11.122682437301634]</text:p>
          </table:table-cell>
          <table:table-cell office:value-type="string" calcext:value-type="string">
            <text:p>[-45.72948313543739, -4.4306479539388155, -6.421991013718831, -11.93321877035487]</text:p>
          </table:table-cell>
          <table:table-cell office:value-type="string" calcext:value-type="string">
            <text:p>[-61.3393448484195, -4.339078868720225, -6.478149816256673, -11.474843225314357]</text:p>
          </table:table-cell>
          <table:table-cell office:value-type="string" calcext:value-type="string">
            <text:p>[-18.84316155991348, -7.928338046737604, -10.233804332593465, -17.810604562056632]</text:p>
          </table:table-cell>
          <table:table-cell office:value-type="string" calcext:value-type="string">
            <text:p>[-42.885656242715854, -2.7893227486943672, -8.390684809434678, -14.332877847860036]</text:p>
          </table:table-cell>
          <table:table-cell office:value-type="string" calcext:value-type="string">
            <text:p>[-18.527917645624935, -5.0388807163568305, -6.9502470048604215, -13.163714352847133]</text:p>
          </table:table-cell>
          <table:table-cell office:value-type="string" calcext:value-type="string">
            <text:p>[-30.903318961673865, -4.557029990494543, -8.233684176049461, -13.660719363481743]</text:p>
          </table:table-cell>
          <table:table-cell office:value-type="string" calcext:value-type="string">
            <text:p>[-8.129597696700364, -2.540039927813309, -5.175883796890912, -8.189055240462896]</text:p>
          </table:table-cell>
          <table:table-cell office:value-type="string" calcext:value-type="string">
            <text:p>[-16.132770739404112, -3.901164760783593, -6.575463657325975, -11.043818745073409]</text:p>
          </table:table-cell>
          <table:table-cell office:value-type="string" calcext:value-type="string">
            <text:p>[-50.73908877132995, -2.9556550506010026, -6.546432884333742, -9.297380666165967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44.68626843508097, -3.5205157258070496, -7.115194370357036, -11.09420608130469]</text:p>
          </table:table-cell>
          <table:table-cell office:value-type="string" calcext:value-type="string">
            <text:p>[-51.65427749068139, -3.3866926414438225, -6.241314957361688, -9.083466958332309]</text:p>
          </table:table-cell>
          <table:table-cell office:value-type="string" calcext:value-type="string">
            <text:p>[-49.4253635492653, -5.4587576704296925, -6.6984607900442805, -11.350819710686434]</text:p>
          </table:table-cell>
          <table:table-cell office:value-type="string" calcext:value-type="string">
            <text:p>[-39.783904145668394, -2.9356940210019777, -6.753182379571121, -12.89555388567254]</text:p>
          </table:table-cell>
          <table:table-cell office:value-type="string" calcext:value-type="string">
            <text:p>[-33.86732912405459, -4.145489146822112, -9.014576509783701, -17.5284310860236]</text:p>
          </table:table-cell>
          <table:table-cell office:value-type="string" calcext:value-type="string">
            <text:p>[-68.27364044023727, -4.645132552195297, -9.64914843861111, -12.59502945188622]</text:p>
          </table:table-cell>
          <table:table-cell office:value-type="string" calcext:value-type="string">
            <text:p>[-46.81838342584359, -3.1254518397723308, -5.109705450260793, -9.446352554217018]</text:p>
          </table:table-cell>
          <table:table-cell office:value-type="string" calcext:value-type="string">
            <text:p>[-43.49566118862806, -3.2866089907651608, -6.29959035883505, -10.589122583180455]</text:p>
          </table:table-cell>
          <table:table-cell office:value-type="string" calcext:value-type="string">
            <text:p>[-47.2934788068694, -6.806026300749024, -13.77092688756627, -21.108234172352034]</text:p>
          </table:table-cell>
          <table:table-cell office:value-type="string" calcext:value-type="string">
            <text:p>[-56.55163179904989, -4.451084826125329, -5.906917631231701, -9.73415694193491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48.831123111094364, -4.8436700865422955, -8.65910812573345, -12.453692401165583]</text:p>
          </table:table-cell>
          <table:table-cell office:value-type="string" calcext:value-type="string">
            <text:p>[-29.004973828625214, -2.8333181163797905, -6.126483875207733, -10.405154567800734]</text:p>
          </table:table-cell>
          <table:table-cell office:value-type="string" calcext:value-type="string">
            <text:p>[-41.04424774604545, -3.7361754662810664, -7.981281903779869, -12.921507168925462]</text:p>
          </table:table-cell>
          <table:table-cell office:value-type="string" calcext:value-type="string">
            <text:p>[-16.68193278575949, -3.3262362662504596, -7.676115701357311, -13.448662481535445]</text:p>
          </table:table-cell>
          <table:table-cell office:value-type="string" calcext:value-type="string">
            <text:p>[-17.112465802201005, -3.210284450889267, -6.600887550637324, -12.124794728061827]</text:p>
          </table:table-cell>
          <table:table-cell office:value-type="string" calcext:value-type="string">
            <text:p>[-60.02291436719715, -5.824902841235868, -11.12957629236615, -16.036492756250897]</text:p>
          </table:table-cell>
          <table:table-cell office:value-type="string" calcext:value-type="string">
            <text:p>[-63.95209340939283, -5.05791967033089, -9.506254326243035, -17.288758823455908]</text:p>
          </table:table-cell>
          <table:table-cell office:value-type="string" calcext:value-type="string">
            <text:p>[-59.23701753213153, -5.9580969400645944, -8.822983413984353, -14.693664927697213]</text:p>
          </table:table-cell>
          <table:table-cell office:value-type="string" calcext:value-type="string">
            <text:p>[-18.43423392169463, -4.833712049330097, -8.457463080163109, -14.094165911055434]</text:p>
          </table:table-cell>
          <table:table-cell office:value-type="string" calcext:value-type="string">
            <text:p>[-48.39318913004025, -3.852320849064017, -7.22181962237638, -12.0833297870624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78.58804335374394, -4.40663647893591, -6.642299292157805, -10.015826068981193]</text:p>
          </table:table-cell>
          <table:table-cell office:value-type="string" calcext:value-type="string">
            <text:p>[-45.54133911327656, -4.39878744887503, -6.053918765861566, -9.469121296361948]</text:p>
          </table:table-cell>
          <table:table-cell office:value-type="string" calcext:value-type="string">
            <text:p>[-48.72129938496283, -5.50756999626365, -6.183675287167456, -9.736951272805495]</text:p>
          </table:table-cell>
          <table:table-cell office:value-type="string" calcext:value-type="string">
            <text:p>[-51.27427155604123, -5.178003454946056, -8.57224261966909, -12.363370148666974]</text:p>
          </table:table-cell>
          <table:table-cell office:value-type="string" calcext:value-type="string">
            <text:p>[-17.42738074634367, -3.5853760047060312, -6.194851650660782, -10.116411776596435]</text:p>
          </table:table-cell>
          <table:table-cell office:value-type="string" calcext:value-type="string">
            <text:p>[-58.42423525569031, -7.81981529058422, -14.954255795330118, -25.57892547504381]</text:p>
          </table:table-cell>
          <table:table-cell office:value-type="string" calcext:value-type="string">
            <text:p>[-82.62518800813412, -5.0029851755508, -6.159715190485282, -9.463425982600015]</text:p>
          </table:table-cell>
          <table:table-cell office:value-type="string" calcext:value-type="string">
            <text:p>[-82.55165833816332, -4.730927387200312, -6.089072173950494, -9.270912668525355]</text:p>
          </table:table-cell>
          <table:table-cell office:value-type="string" calcext:value-type="string">
            <text:p>[-19.556159225983084, -4.11061700951314, -7.128600465748969, -11.980125421720778]</text:p>
          </table:table-cell>
          <table:table-cell office:value-type="string" calcext:value-type="string">
            <text:p>[-93.4502395247631, -6.978575454817726, -6.545943868509463, -9.60554178836663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95.04531629131516, -6.3523155163230705, -6.284869287354877, -9.427969362997747]</text:p>
          </table:table-cell>
          <table:table-cell office:value-type="string" calcext:value-type="string">
            <text:p>[-97.33139287978636, -5.609302173888997, -6.3835471661140675, -9.305080867904781]</text:p>
          </table:table-cell>
          <table:table-cell office:value-type="string" calcext:value-type="string">
            <text:p>[-73.94749209516817, -5.252720427884583, -6.535199305672057, -9.53977038225049]</text:p>
          </table:table-cell>
          <table:table-cell office:value-type="string" calcext:value-type="string">
            <text:p>[-49.59024443206654, -5.177106460305603, -6.730005545217077, -9.563976336997172]</text:p>
          </table:table-cell>
          <table:table-cell office:value-type="string" calcext:value-type="string">
            <text:p>[-79.77463632870932, -5.42387490850158, -6.9134853854853295, -9.625028305302008]</text:p>
          </table:table-cell>
          <table:table-cell office:value-type="string" calcext:value-type="string">
            <text:p>[-58.47936694326237, -5.433621119959242, -6.880702344341727, -9.700197790267229]</text:p>
          </table:table-cell>
          <table:table-cell office:value-type="string" calcext:value-type="string">
            <text:p>[-103.33053074634554, -6.0506754359478165, -7.300330235346353, -10.231451083587185]</text:p>
          </table:table-cell>
          <table:table-cell office:value-type="string" calcext:value-type="string">
            <text:p>[-79.77463632870932, -5.42387490850158, -6.9134853854853295, -9.625028305302008]</text:p>
          </table:table-cell>
          <table:table-cell office:value-type="string" calcext:value-type="string">
            <text:p>[-81.59878896673224, -5.63602082528929, -6.966036853938196, -9.833892723908733]</text:p>
          </table:table-cell>
          <table:table-cell office:value-type="string" calcext:value-type="string">
            <text:p>[-59.804618728285284, -6.133939301393321, -7.60955083932584, -9.385464144895428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422620516607424, 0.466445107809236, 0.5253590358333596, 0.5976076028976587]</text:p>
          </table:table-cell>
          <table:table-cell office:value-type="string" calcext:value-type="string">
            <text:p>[0.2858011798088942, 0.47075401279236867, 0.532129808046931, 0.6083472709737243]</text:p>
          </table:table-cell>
          <table:table-cell office:value-type="string" calcext:value-type="string">
            <text:p>[0.24401654453996008, 0.46671628016605354, 0.526552750653705, 0.6000498803238539]</text:p>
          </table:table-cell>
          <table:table-cell office:value-type="string" calcext:value-type="string">
            <text:p>[0.24529477308912156, 0.467543752317156, 0.5283088785537627, 0.6030186372805876]</text:p>
          </table:table-cell>
          <table:table-cell office:value-type="string" calcext:value-type="string">
            <text:p>[0.24452703004640314, 0.4670497447363474, 0.5275925495326481, 0.6002545308548923]</text:p>
          </table:table-cell>
          <table:table-cell office:value-type="string" calcext:value-type="string">
            <text:p>[0.2447598859104023, 0.46683918196003543, 0.525292848902048, 0.5995351087291225]</text:p>
          </table:table-cell>
          <table:table-cell office:value-type="string" calcext:value-type="string">
            <text:p>[0.24413149342793009, 0.4676535071398125, 0.5258822887851313, 0.5985530712493986]</text:p>
          </table:table-cell>
          <table:table-cell office:value-type="string" calcext:value-type="string">
            <text:p>[0.24531345685331676, 0.46737837678334676, 0.5310034704222514, 0.6184067287950853]</text:p>
          </table:table-cell>
          <table:table-cell office:value-type="string" calcext:value-type="string">
            <text:p>[0.28323778829039337, 0.4686422328852245, 0.5344182634127737, 0.6179378858875131]</text:p>
          </table:table-cell>
          <table:table-cell office:value-type="string" calcext:value-type="string">
            <text:p>[0.25102267932302696, 0.47345968718863823, 0.5331160617325691, 0.614404735492754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598540381663897, 0.46740882146245677, 0.525915597509892, 0.6020449771821164]</text:p>
          </table:table-cell>
          <table:table-cell office:value-type="string" calcext:value-type="string">
            <text:p>[0.24551199467978108, 0.4678968200386351, 0.5324969148928301, 0.6163179239828468]</text:p>
          </table:table-cell>
          <table:table-cell office:value-type="string" calcext:value-type="string">
            <text:p>[0.24386737255490276, 0.46904531872465505, 0.5313246238068982, 0.6125771774750197]</text:p>
          </table:table-cell>
          <table:table-cell office:value-type="string" calcext:value-type="string">
            <text:p>[0.2858011798088942, 0.47075401279236867, 0.532129808046931, 0.6083472709737243]</text:p>
          </table:table-cell>
          <table:table-cell office:value-type="string" calcext:value-type="string">
            <text:p>[0.2958995499035348, 0.4725934610847814, 0.5446834425978881, 0.642882071813718]</text:p>
          </table:table-cell>
          <table:table-cell office:value-type="string" calcext:value-type="string">
            <text:p>[0.24497045498487854, 0.4672399842354707, 0.5271173334440358, 0.6005841013384362]</text:p>
          </table:table-cell>
          <table:table-cell office:value-type="string" calcext:value-type="string">
            <text:p>[0.24439763596328673, 0.4703604747731814, 0.5331592701084952, 0.6128372141243404]</text:p>
          </table:table-cell>
          <table:table-cell office:value-type="string" calcext:value-type="string">
            <text:p>[0.2442254484353145, 0.4675268379505543, 0.5247145607392488, 0.595676242982673]</text:p>
          </table:table-cell>
          <table:table-cell office:value-type="string" calcext:value-type="string">
            <text:p>[0.24756017361687085, 0.47101649024497394, 0.5452205599078069, 0.649210323288034]</text:p>
          </table:table-cell>
          <table:table-cell office:value-type="string" calcext:value-type="string">
            <text:p>[0.2444032715275025, 0.46945833288879096, 0.5328947542019546, 0.607387845763063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4441093529352612, 0.46835211095365614, 0.5281500442853524, 0.6008405314803936]</text:p>
          </table:table-cell>
          <table:table-cell office:value-type="string" calcext:value-type="string">
            <text:p>[0.2521090105463406, 0.47511615458707923, 0.5386184626461814, 0.622125921362473]</text:p>
          </table:table-cell>
          <table:table-cell office:value-type="string" calcext:value-type="string">
            <text:p>[0.31509068998023587, 0.4715096080878458, 0.5350953532401337, 0.6191049238560103]</text:p>
          </table:table-cell>
          <table:table-cell office:value-type="string" calcext:value-type="string">
            <text:p>[0.28404121553004824, 0.47362632535274735, 0.545324383301304, 0.6363741835165265]</text:p>
          </table:table-cell>
          <table:table-cell office:value-type="string" calcext:value-type="string">
            <text:p>[0.24884995029296988, 0.4705261946687227, 0.5351201644379433, 0.6216428574641671]</text:p>
          </table:table-cell>
          <table:table-cell office:value-type="string" calcext:value-type="string">
            <text:p>[0.283963324964767, 0.46970839340182513, 0.5367432501079363, 0.6208313083217011]</text:p>
          </table:table-cell>
          <table:table-cell office:value-type="string" calcext:value-type="string">
            <text:p>[0.24436174558809115, 0.47073504193279253, 0.5341093095978953, 0.6112677338133141]</text:p>
          </table:table-cell>
          <table:table-cell office:value-type="string" calcext:value-type="string">
            <text:p>[0.2490072706094643, 0.4731669988062433, 0.5394231801588306, 0.6321531029493357]</text:p>
          </table:table-cell>
          <table:table-cell office:value-type="string" calcext:value-type="string">
            <text:p>[0.31667679868786686, 0.4713839944514744, 0.5394870475275759, 0.6323088036802514]</text:p>
          </table:table-cell>
          <table:table-cell office:value-type="string" calcext:value-type="string">
            <text:p>[0.244399892299957, 0.4694172218658201, 0.5355184485156532, 0.629889984326395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9684885153279666, 0.47127510846217857, 0.547804581817025, 0.6543551048673322]</text:p>
          </table:table-cell>
          <table:table-cell office:value-type="string" calcext:value-type="string">
            <text:p>[0.2839568337916925, 0.46898572772738545, 0.5352479650604943, 0.6186310026710721]</text:p>
          </table:table-cell>
          <table:table-cell office:value-type="string" calcext:value-type="string">
            <text:p>[0.30016469311668864, 0.4736364592575638, 0.53978087189446, 0.6341127464590515]</text:p>
          </table:table-cell>
          <table:table-cell office:value-type="string" calcext:value-type="string">
            <text:p>[0.2504211523615984, 0.4756736004908958, 0.5411067423506342, 0.6281027838303241]</text:p>
          </table:table-cell>
          <table:table-cell office:value-type="string" calcext:value-type="string">
            <text:p>[0.3336792010734198, 0.4749735549060847, 0.5514390478879565, 0.6473015843675893]</text:p>
          </table:table-cell>
          <table:table-cell office:value-type="string" calcext:value-type="string">
            <text:p>[0.2569772582294627, 0.4884173612445512, 0.5506428936449485, 0.6503987137068095]</text:p>
          </table:table-cell>
          <table:table-cell office:value-type="string" calcext:value-type="string">
            <text:p>[0.2543930949664574, 0.47250149452859075, 0.5355176015076247, 0.6217136908071187]</text:p>
          </table:table-cell>
          <table:table-cell office:value-type="string" calcext:value-type="string">
            <text:p>[0.24641330471161885, 0.471525520549859, 0.5340466887413017, 0.6140291197200363]</text:p>
          </table:table-cell>
          <table:table-cell office:value-type="string" calcext:value-type="string">
            <text:p>[0.28988824421228576, 0.47424204687131943, 0.5459693430872867, 0.642631724831127]</text:p>
          </table:table-cell>
          <table:table-cell office:value-type="string" calcext:value-type="string">
            <text:p>[0.24517257928134267, 0.47403940711047654, 0.5399681333239763, 0.62248318498428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167454522898331, 0.4726017164875943, 0.538176816478503, 0.6269094780345068]</text:p>
          </table:table-cell>
          <table:table-cell office:value-type="string" calcext:value-type="string">
            <text:p>[0.28443238264066734, 0.4719191437376895, 0.549297628080472, 0.6583638006094428]</text:p>
          </table:table-cell>
          <table:table-cell office:value-type="string" calcext:value-type="string">
            <text:p>[0.24562842223515913, 0.4745344055587289, 0.5457719681296594, 0.6425935653073517]</text:p>
          </table:table-cell>
          <table:table-cell office:value-type="string" calcext:value-type="string">
            <text:p>[0.24823079919315286, 0.4677444403155139, 0.5308981921260112, 0.6176438482657264]</text:p>
          </table:table-cell>
          <table:table-cell office:value-type="string" calcext:value-type="string">
            <text:p>[0.29021901497569924, 0.47749885405040204, 0.5484269324893908, 0.650031704686227]</text:p>
          </table:table-cell>
          <table:table-cell office:value-type="string" calcext:value-type="string">
            <text:p>[0.2546470821592509, 0.48245115487169404, 0.5457738408235062, 0.6481658661657708]</text:p>
          </table:table-cell>
          <table:table-cell office:value-type="string" calcext:value-type="string">
            <text:p>[0.28934955252428124, 0.4807341086036166, 0.5597551978043649, 0.6682192761428646]</text:p>
          </table:table-cell>
          <table:table-cell office:value-type="string" calcext:value-type="string">
            <text:p>[0.3236397238864162, 0.4837769957526791, 0.5476153178465891, 0.6278331825048287]</text:p>
          </table:table-cell>
          <table:table-cell office:value-type="string" calcext:value-type="string">
            <text:p>[0.31308891552925056, 0.47302155906811494, 0.5366763338505129, 0.6133410778186816]</text:p>
          </table:table-cell>
          <table:table-cell office:value-type="string" calcext:value-type="string">
            <text:p>[0.3031005529502794, 0.47659312564083733, 0.5493711934909, 0.641644429636120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521607745384762, 0.4789446659038561, 0.548197186014812, 0.6352876818682454]</text:p>
          </table:table-cell>
          <table:table-cell office:value-type="string" calcext:value-type="string">
            <text:p>[0.24919840510344843, 0.47691738085964214, 0.5439612527775557, 0.6227584843247749]</text:p>
          </table:table-cell>
          <table:table-cell office:value-type="string" calcext:value-type="string">
            <text:p>[0.2964657664081352, 0.4886096869674212, 0.5751554838677446, 0.6863330230513554]</text:p>
          </table:table-cell>
          <table:table-cell office:value-type="string" calcext:value-type="string">
            <text:p>[0.3135728306895355, 0.4821542469257071, 0.5423228571010067, 0.6379277182936989]</text:p>
          </table:table-cell>
          <table:table-cell office:value-type="string" calcext:value-type="string">
            <text:p>[0.2533073586206382, 0.4749583034184959, 0.548522729046693, 0.6488083927749987]</text:p>
          </table:table-cell>
          <table:table-cell office:value-type="string" calcext:value-type="string">
            <text:p>[0.29795213966885936, 0.47935486321611476, 0.5493168768474854, 0.6455236222850085]</text:p>
          </table:table-cell>
          <table:table-cell office:value-type="string" calcext:value-type="string">
            <text:p>[0.247015363876908, 0.47331723851312585, 0.538234647594808, 0.62129342099987]</text:p>
          </table:table-cell>
          <table:table-cell office:value-type="string" calcext:value-type="string">
            <text:p>[0.28901698449448454, 0.47914337822081543, 0.5639739578211885, 0.6751901455454953]</text:p>
          </table:table-cell>
          <table:table-cell office:value-type="string" calcext:value-type="string">
            <text:p>[0.25146886658946394, 0.4753532316461772, 0.5451291147693776, 0.6426818193435317]</text:p>
          </table:table-cell>
          <table:table-cell office:value-type="string" calcext:value-type="string">
            <text:p>[0.24849585598397575, 0.47016969401561454, 0.5416750573680295, 0.6362437358029345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358537834260577, 0.47514981149056285, 0.5502963898368644, 0.6553500396784472]</text:p>
          </table:table-cell>
          <table:table-cell office:value-type="string" calcext:value-type="string">
            <text:p>[0.3609504296843177, 0.4785778829235324, 0.5530422026082433, 0.6570052626926405]</text:p>
          </table:table-cell>
          <table:table-cell office:value-type="string" calcext:value-type="string">
            <text:p>[0.3440269432145925, 0.473826442104019, 0.564049410518861, 0.6633866768598917]</text:p>
          </table:table-cell>
          <table:table-cell office:value-type="string" calcext:value-type="string">
            <text:p>[0.31608591164351557, 0.48561037084247916, 0.5644024200549426, 0.6754267968094743]</text:p>
          </table:table-cell>
          <table:table-cell office:value-type="string" calcext:value-type="string">
            <text:p>[0.2945270748693681, 0.47242882010795506, 0.5530626845716292, 0.6761893711976449]</text:p>
          </table:table-cell>
          <table:table-cell office:value-type="string" calcext:value-type="string">
            <text:p>[0.31899032004418626, 0.4851451365062999, 0.5472274135164171, 0.6511263015679376]</text:p>
          </table:table-cell>
          <table:table-cell office:value-type="string" calcext:value-type="string">
            <text:p>[0.33596556008207223, 0.4766843790421811, 0.5412563766813439, 0.6335529354252609]</text:p>
          </table:table-cell>
          <table:table-cell office:value-type="string" calcext:value-type="string">
            <text:p>[0.25476793163509154, 0.4844538330539486, 0.5630561596185568, 0.6717373901481134]</text:p>
          </table:table-cell>
          <table:table-cell office:value-type="string" calcext:value-type="string">
            <text:p>[0.3174519664222917, 0.4760005191042727, 0.552329717689074, 0.6538652652855379]</text:p>
          </table:table-cell>
          <table:table-cell office:value-type="string" calcext:value-type="string">
            <text:p>[0.2932425521409324, 0.4782326601704093, 0.5477840412690901, 0.6506232521616909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945561945037713, 0.4754563497594578, 0.5519760693134272, 0.662639541572381]</text:p>
          </table:table-cell>
          <table:table-cell office:value-type="string" calcext:value-type="string">
            <text:p>[0.31234226493018197, 0.48243315001890574, 0.5525626669170663, 0.6569951570669604]</text:p>
          </table:table-cell>
          <table:table-cell office:value-type="string" calcext:value-type="string">
            <text:p>[0.24820860962286828, 0.4730409059635247, 0.5408499298382241, 0.6173103693824092]</text:p>
          </table:table-cell>
          <table:table-cell office:value-type="string" calcext:value-type="string">
            <text:p>[0.29849806859056804, 0.4793860996439261, 0.5554073972813178, 0.6752607325996179]</text:p>
          </table:table-cell>
          <table:table-cell office:value-type="string" calcext:value-type="string">
            <text:p>[0.28740142908945737, 0.4779701111384789, 0.5723858196755325, 0.7119731013746237]</text:p>
          </table:table-cell>
          <table:table-cell office:value-type="string" calcext:value-type="string">
            <text:p>[0.297714247743717, 0.48300733906362875, 0.5635368010012299, 0.6791777290205975]</text:p>
          </table:table-cell>
          <table:table-cell office:value-type="string" calcext:value-type="string">
            <text:p>[0.2516913850543276, 0.49036821925125046, 0.5659935671910821, 0.6561025038166117]</text:p>
          </table:table-cell>
          <table:table-cell office:value-type="string" calcext:value-type="string">
            <text:p>[0.2464179699378301, 0.47520362086670925, 0.558849585718123, 0.6790341770511035]</text:p>
          </table:table-cell>
          <table:table-cell office:value-type="string" calcext:value-type="string">
            <text:p>[0.3928546813424639, 0.486717282256914, 0.554581044330103, 0.657381702053034]</text:p>
          </table:table-cell>
          <table:table-cell office:value-type="string" calcext:value-type="string">
            <text:p>[0.2895542981754659, 0.4731615461461462, 0.5477043367029546, 0.654265978416752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1521336530720423, 0.4797681387313454, 0.5498835760510082, 0.6402449311122006]</text:p>
          </table:table-cell>
          <table:table-cell office:value-type="string" calcext:value-type="string">
            <text:p>[0.392694591262931, 0.4827909115465735, 0.5463635197243846, 0.6369535408831918]</text:p>
          </table:table-cell>
          <table:table-cell office:value-type="string" calcext:value-type="string">
            <text:p>[0.346557590512086, 0.47915436571794384, 0.5507928406300061, 0.6548340955639614]</text:p>
          </table:table-cell>
          <table:table-cell office:value-type="string" calcext:value-type="string">
            <text:p>[0.3544151377447302, 0.4915574429312734, 0.579329958493354, 0.690102461354518]</text:p>
          </table:table-cell>
          <table:table-cell office:value-type="string" calcext:value-type="string">
            <text:p>[0.24837250151745102, 0.4777784373917216, 0.5515330496189412, 0.6503044151963616]</text:p>
          </table:table-cell>
          <table:table-cell office:value-type="string" calcext:value-type="string">
            <text:p>[0.2977587257089972, 0.4741251659527488, 0.5495458210103392, 0.6604204932428515]</text:p>
          </table:table-cell>
          <table:table-cell office:value-type="string" calcext:value-type="string">
            <text:p>[0.2911529065020663, 0.4764940493098606, 0.5520016183541585, 0.6551149559517792]</text:p>
          </table:table-cell>
          <table:table-cell office:value-type="string" calcext:value-type="string">
            <text:p>[0.25850612391881816, 0.4820893901203871, 0.5696007012946334, 0.7027469519136758]</text:p>
          </table:table-cell>
          <table:table-cell office:value-type="string" calcext:value-type="string">
            <text:p>[0.2585528903109937, 0.47839680384867767, 0.5572974069886856, 0.6645583755437131]</text:p>
          </table:table-cell>
          <table:table-cell office:value-type="string" calcext:value-type="string">
            <text:p>[0.35546819538390834, 0.4819341404579953, 0.5481457113357311, 0.639412952173374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3499594877785915, 0.47608378353964925, 0.5514576406076287, 0.6594370704773714]</text:p>
          </table:table-cell>
          <table:table-cell office:value-type="string" calcext:value-type="string">
            <text:p>[0.2941774994991033, 0.4754050149328426, 0.5521497133227183, 0.6643440605084869]</text:p>
          </table:table-cell>
          <table:table-cell office:value-type="string" calcext:value-type="string">
            <text:p>[0.3414462633959532, 0.4768622062544536, 0.5455758689552891, 0.6461108108485883]</text:p>
          </table:table-cell>
          <table:table-cell office:value-type="string" calcext:value-type="string">
            <text:p>[0.25643622190160636, 0.4818541323331999, 0.5609596550386782, 0.6688280394343389]</text:p>
          </table:table-cell>
          <table:table-cell office:value-type="string" calcext:value-type="string">
            <text:p>[0.26027804185727443, 0.4978944116616713, 0.5791735201785507, 0.7076656465243205]</text:p>
          </table:table-cell>
          <table:table-cell office:value-type="string" calcext:value-type="string">
            <text:p>[0.30133233175065705, 0.4847242058849735, 0.5561408752385066, 0.6545219193090447]</text:p>
          </table:table-cell>
          <table:table-cell office:value-type="string" calcext:value-type="string">
            <text:p>[0.4097396379175364, 0.49134232056660876, 0.5691057547723394, 0.6912247172553797]</text:p>
          </table:table-cell>
          <table:table-cell office:value-type="string" calcext:value-type="string">
            <text:p>[0.32781793777392093, 0.49471619926275684, 0.5741447789550228, 0.6943283893714873]</text:p>
          </table:table-cell>
          <table:table-cell office:value-type="string" calcext:value-type="string">
            <text:p>[0.2664017236815097, 0.4878354436997439, 0.569078464683296, 0.6993360222048033]</text:p>
          </table:table-cell>
          <table:table-cell office:value-type="string" calcext:value-type="string">
            <text:p>[0.29772569717403563, 0.48221551325784395, 0.5683462598220259, 0.680145529247917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4571085049039735, 0.4820961308327861, 0.554766955866228, 0.6577409783899608]</text:p>
          </table:table-cell>
          <table:table-cell office:value-type="string" calcext:value-type="string">
            <text:p>[0.3404826474496204, 0.4874656044693832, 0.5699677295191522, 0.6798666563703929]</text:p>
          </table:table-cell>
          <table:table-cell office:value-type="string" calcext:value-type="string">
            <text:p>[0.34622842579070373, 0.48110029936490295, 0.5549038525694026, 0.6590080339271849]</text:p>
          </table:table-cell>
          <table:table-cell office:value-type="string" calcext:value-type="string">
            <text:p>[0.3343152693097422, 0.47606522747464736, 0.5413333507305107, 0.6219772824594393]</text:p>
          </table:table-cell>
          <table:table-cell office:value-type="string" calcext:value-type="string">
            <text:p>[0.4046006427761147, 0.488385761511042, 0.5607472063244563, 0.6696021235243179]</text:p>
          </table:table-cell>
          <table:table-cell office:value-type="string" calcext:value-type="string">
            <text:p>[0.257071480775706, 0.4931443700992592, 0.5628334427654712, 0.6728741379231474]</text:p>
          </table:table-cell>
          <table:table-cell office:value-type="string" calcext:value-type="string">
            <text:p>[0.31795866590934097, 0.479854232514227, 0.5484463858671358, 0.6442182291897753]</text:p>
          </table:table-cell>
          <table:table-cell office:value-type="string" calcext:value-type="string">
            <text:p>[0.3146521790134905, 0.48657997180072426, 0.5666255976827639, 0.6711331777226881]</text:p>
          </table:table-cell>
          <table:table-cell office:value-type="string" calcext:value-type="string">
            <text:p>[0.33253520647008916, 0.4784177595507814, 0.5621948702127622, 0.6710739196169775]</text:p>
          </table:table-cell>
          <table:table-cell office:value-type="string" calcext:value-type="string">
            <text:p>[0.37536331071149465, 0.4978499582369673, 0.58968273461831, 0.697826401643576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3586134297699716, 0.48597933070318744, 0.5604243538932564, 0.6636901077414215]</text:p>
          </table:table-cell>
          <table:table-cell office:value-type="string" calcext:value-type="string">
            <text:p>[0.40815412359706066, 0.48741667556910906, 0.5586821892601, 0.6689176678586792]</text:p>
          </table:table-cell>
          <table:table-cell office:value-type="string" calcext:value-type="string">
            <text:p>[0.4555099157275312, 0.48874741728838106, 0.5596998311548123, 0.6655946167110531]</text:p>
          </table:table-cell>
          <table:table-cell office:value-type="string" calcext:value-type="string">
            <text:p>[0.32261403912990594, 0.5048288960291725, 0.5805821661472307, 0.7035218448450274]</text:p>
          </table:table-cell>
          <table:table-cell office:value-type="string" calcext:value-type="string">
            <text:p>[0.34620111593109204, 0.4808562493941894, 0.5700257204318294, 0.6832704086112197]</text:p>
          </table:table-cell>
          <table:table-cell office:value-type="string" calcext:value-type="string">
            <text:p>[0.31943613654709085, 0.49222317775829966, 0.5616435761657528, 0.6763490981525933]</text:p>
          </table:table-cell>
          <table:table-cell office:value-type="string" calcext:value-type="string">
            <text:p>[0.3355597125725276, 0.4886866002536072, 0.5696613237787471, 0.6795352710488239]</text:p>
          </table:table-cell>
          <table:table-cell office:value-type="string" calcext:value-type="string">
            <text:p>[0.25356475387931793, 0.478197528761705, 0.5518955422810906, 0.6466274636760541]</text:p>
          </table:table-cell>
          <table:table-cell office:value-type="string" calcext:value-type="string">
            <text:p>[0.32935748649680274, 0.486670312604038, 0.5606911775329539, 0.6642687868898893]</text:p>
          </table:table-cell>
          <table:table-cell office:value-type="string" calcext:value-type="string">
            <text:p>[0.417444408644862, 0.481686363135706, 0.559881493248066, 0.653471426797698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628023711969969, 0.48307629506482314, 0.5629008595942436, 0.6635092000206052]</text:p>
          </table:table-cell>
          <table:table-cell office:value-type="string" calcext:value-type="string">
            <text:p>[0.41903295778248956, 0.4835979560410937, 0.55817138733012, 0.6521863021850097]</text:p>
          </table:table-cell>
          <table:table-cell office:value-type="string" calcext:value-type="string">
            <text:p>[0.41189368618705813, 0.49196817168718615, 0.5607164360522567, 0.6657218493107246]</text:p>
          </table:table-cell>
          <table:table-cell office:value-type="string" calcext:value-type="string">
            <text:p>[0.3642332186309188, 0.4802256459134986, 0.5608374896707428, 0.6746521942228937]</text:p>
          </table:table-cell>
          <table:table-cell office:value-type="string" calcext:value-type="string">
            <text:p>[0.3407270441282391, 0.4864270100982817, 0.5718311025212908, 0.7026274043956613]</text:p>
          </table:table-cell>
          <table:table-cell office:value-type="string" calcext:value-type="string">
            <text:p>[0.44194020918208643, 0.4894381570076396, 0.5756271113601147, 0.6722825790861061]</text:p>
          </table:table-cell>
          <table:table-cell office:value-type="string" calcext:value-type="string">
            <text:p>[0.3487132818291652, 0.4833944473123062, 0.5519458432800971, 0.654193009105694]</text:p>
          </table:table-cell>
          <table:table-cell office:value-type="string" calcext:value-type="string">
            <text:p>[0.3804227839136685, 0.4827470822585801, 0.5586438280292311, 0.6609373452720569]</text:p>
          </table:table-cell>
          <table:table-cell office:value-type="string" calcext:value-type="string">
            <text:p>[0.37471175431502945, 0.49922532152733584, 0.5960992789468591, 0.7223291836800182]</text:p>
          </table:table-cell>
          <table:table-cell office:value-type="string" calcext:value-type="string">
            <text:p>[0.4392932313809557, 0.4899202532008235, 0.5554733334639431, 0.6557454568850092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8889263772336147, 0.48998053297345856, 0.5715055219569674, 0.6712643684487398]</text:p>
          </table:table-cell>
          <table:table-cell office:value-type="string" calcext:value-type="string">
            <text:p>[0.3366927105551059, 0.4797412272792764, 0.557339304249737, 0.6592531854478964]</text:p>
          </table:table-cell>
          <table:table-cell office:value-type="string" calcext:value-type="string">
            <text:p>[0.36288031176374846, 0.48522019561579344, 0.5664916484512497, 0.6743078628989312]</text:p>
          </table:table-cell>
          <table:table-cell office:value-type="string" calcext:value-type="string">
            <text:p>[0.32917921306465026, 0.48386807278214805, 0.5657593497818033, 0.6783977645793268]</text:p>
          </table:table-cell>
          <table:table-cell office:value-type="string" calcext:value-type="string">
            <text:p>[0.30064930572217907, 0.4832366782846616, 0.5600988278266534, 0.6704266818397331]</text:p>
          </table:table-cell>
          <table:table-cell office:value-type="string" calcext:value-type="string">
            <text:p>[0.436053691993737, 0.4949135734422644, 0.5826598896804436, 0.6920737311014864]</text:p>
          </table:table-cell>
          <table:table-cell office:value-type="string" calcext:value-type="string">
            <text:p>[0.4556327100857855, 0.49008173041109243, 0.5760937896332787, 0.7001216366671751]</text:p>
          </table:table-cell>
          <table:table-cell office:value-type="string" calcext:value-type="string">
            <text:p>[0.4321641361393364, 0.49498126043696034, 0.5722391636986859, 0.6852062767323996]</text:p>
          </table:table-cell>
          <table:table-cell office:value-type="string" calcext:value-type="string">
            <text:p>[0.329566749040776, 0.48983878745570525, 0.5712108917477464, 0.6818315797215099]</text:p>
          </table:table-cell>
          <table:table-cell office:value-type="string" calcext:value-type="string">
            <text:p>[0.38439129197032734, 0.48548893916920854, 0.5648744690528783, 0.6693358433645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641097110195625, 0.48872727301452545, 0.5602549553518059, 0.6568955582313131]</text:p>
          </table:table-cell>
          <table:table-cell office:value-type="string" calcext:value-type="string">
            <text:p>[0.34995240659864546, 0.48863595512168273, 0.5577800998293105, 0.6543141059233156]</text:p>
          </table:table-cell>
          <table:table-cell office:value-type="string" calcext:value-type="string">
            <text:p>[0.35147393196197046, 0.493578261585007, 0.559161388166509, 0.6558783943535829]</text:p>
          </table:table-cell>
          <table:table-cell office:value-type="string" calcext:value-type="string">
            <text:p>[0.41090529945924237, 0.4919410411160661, 0.5696850428444759, 0.6714851855196665]</text:p>
          </table:table-cell>
          <table:table-cell office:value-type="string" calcext:value-type="string">
            <text:p>[0.33116073314905936, 0.484070524701473, 0.558944247453035, 0.6580299074012536]</text:p>
          </table:table-cell>
          <table:table-cell office:value-type="string" calcext:value-type="string">
            <text:p>[0.44210361288327127, 0.5014043022581327, 0.6020179114143023, 0.750342182009325]</text:p>
          </table:table-cell>
          <table:table-cell office:value-type="string" calcext:value-type="string">
            <text:p>[0.48233301439467996, 0.4911681331972556, 0.5572997310197604, 0.6544982160439005]</text:p>
          </table:table-cell>
          <table:table-cell office:value-type="string" calcext:value-type="string">
            <text:p>[0.47117757228368845, 0.4898353413089484, 0.5582972179211814, 0.6528564146052849]</text:p>
          </table:table-cell>
          <table:table-cell office:value-type="string" calcext:value-type="string">
            <text:p>[0.33921306169495474, 0.4872432888063851, 0.5635074947542179, 0.6694513900123307]</text:p>
          </table:table-cell>
          <table:table-cell office:value-type="string" calcext:value-type="string">
            <text:p>[0.4989348378386284, 0.4992628434494461, 0.5592793120755593, 0.65484981834198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029383422410357, 0.49678102926991013, 0.557890990910748, 0.6538759237756877]</text:p>
          </table:table-cell>
          <table:table-cell office:value-type="string" calcext:value-type="string">
            <text:p>[0.49929648159496337, 0.4937019867412479, 0.5585490397690454, 0.6529732115821033]</text:p>
          </table:table-cell>
          <table:table-cell office:value-type="string" calcext:value-type="string">
            <text:p>[0.4719873717267574, 0.4919430472667681, 0.5599213620062131, 0.654575531590206]</text:p>
          </table:table-cell>
          <table:table-cell office:value-type="string" calcext:value-type="string">
            <text:p>[0.4141416807180605, 0.49091696666545115, 0.5609812328907734, 0.6545855445237675]</text:p>
          </table:table-cell>
          <table:table-cell office:value-type="string" calcext:value-type="string">
            <text:p>[0.463509781920445, 0.49267333084827775, 0.5617968113838183, 0.6549822737776518]</text:p>
          </table:table-cell>
          <table:table-cell office:value-type="string" calcext:value-type="string">
            <text:p>[0.4428430973267593, 0.49203204221207636, 0.5614984754995042, 0.6555262469441205]</text:p>
          </table:table-cell>
          <table:table-cell office:value-type="string" calcext:value-type="string">
            <text:p>[0.4913818601413619, 0.4947321718355027, 0.5641396387044461, 0.658619983363638]</text:p>
          </table:table-cell>
          <table:table-cell office:value-type="string" calcext:value-type="string">
            <text:p>[0.463509781920445, 0.49267333084827775, 0.5617968113838183, 0.6549822737776518]</text:p>
          </table:table-cell>
          <table:table-cell office:value-type="string" calcext:value-type="string">
            <text:p>[0.4707937968010737, 0.4927340512239076, 0.5620861291823381, 0.6562956031266707]</text:p>
          </table:table-cell>
          <table:table-cell office:value-type="string" calcext:value-type="string">
            <text:p>[0.42957285044023136, 0.4975969927592267, 0.5658166830982793, 0.653807652071746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ap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5', 'dh07']</text:p>
          </table:table-cell>
          <table:table-cell office:value-type="string" calcext:value-type="string">
            <text:p>['ap01', 'dh08']</text:p>
          </table:table-cell>
          <table:table-cell office:value-type="string" calcext:value-type="string">
            <text:p>['dh06', 'dh09']</text:p>
          </table:table-cell>
          <table:table-cell office:value-type="string" calcext:value-type="string">
            <text:p>['ap07', 'dh04']</text:p>
          </table:table-cell>
          <table:table-cell office:value-type="string" calcext:value-type="string">
            <text:p>['ap04', 'ap05']</text:p>
          </table:table-cell>
          <table:table-cell office:value-type="string" calcext:value-type="string">
            <text:p>['dh03', 'dh07']</text:p>
          </table:table-cell>
          <table:table-cell office:value-type="string" calcext:value-type="string">
            <text:p>['dh04', 'dh09']</text:p>
          </table:table-cell>
          <table:table-cell office:value-type="string" calcext:value-type="string">
            <text:p>['dh06', 'dh10']</text:p>
          </table:table-cell>
          <table:table-cell office:value-type="string" calcext:value-type="string">
            <text:p>['ap05', 'dh11']</text:p>
          </table:table-cell>
          <table:table-cell office:value-type="string" calcext:value-type="string">
            <text:p>['ap01', 'dh10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1', 'dh04', 'dh10']</text:p>
          </table:table-cell>
          <table:table-cell office:value-type="string" calcext:value-type="string">
            <text:p>['ap03', 'dh01', 'dh02']</text:p>
          </table:table-cell>
          <table:table-cell office:value-type="string" calcext:value-type="string">
            <text:p>['ap04', 'ap07', 'dh07']</text:p>
          </table:table-cell>
          <table:table-cell office:value-type="string" calcext:value-type="string">
            <text:p>['ap04', 'dh01', 'dh09']</text:p>
          </table:table-cell>
          <table:table-cell office:value-type="string" calcext:value-type="string">
            <text:p>['ap05', 'dh04', 'dh05']</text:p>
          </table:table-cell>
          <table:table-cell office:value-type="string" calcext:value-type="string">
            <text:p>['ap04', 'dh01', 'dh04']</text:p>
          </table:table-cell>
          <table:table-cell office:value-type="string" calcext:value-type="string">
            <text:p>['dh03', 'dh04', 'dh09']</text:p>
          </table:table-cell>
          <table:table-cell office:value-type="string" calcext:value-type="string">
            <text:p>['ap05', 'dh02', 'dh06']</text:p>
          </table:table-cell>
          <table:table-cell office:value-type="string" calcext:value-type="string">
            <text:p>['ap04', 'ap07', 'dh08']</text:p>
          </table:table-cell>
          <table:table-cell office:value-type="string" calcext:value-type="string">
            <text:p>['dh06', 'dh08', 'dh09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5', 'dh03', 'dh08']</text:p>
          </table:table-cell>
          <table:table-cell office:value-type="string" calcext:value-type="string">
            <text:p>['ap01', 'ap04', 'dh05', 'dh06']</text:p>
          </table:table-cell>
          <table:table-cell office:value-type="string" calcext:value-type="string">
            <text:p>['ap07', 'dh02', 'dh07', 'dh08']</text:p>
          </table:table-cell>
          <table:table-cell office:value-type="string" calcext:value-type="string">
            <text:p>['ap05', 'dh01', 'dh07', 'dh10']</text:p>
          </table:table-cell>
          <table:table-cell office:value-type="string" calcext:value-type="string">
            <text:p>['ap01', 'ap04', 'ap06', 'dh11']</text:p>
          </table:table-cell>
          <table:table-cell office:value-type="string" calcext:value-type="string">
            <text:p>['ap01', 'ap03', 'ap05', 'ap06']</text:p>
          </table:table-cell>
          <table:table-cell office:value-type="string" calcext:value-type="string">
            <text:p>['ap05', 'ap06', 'dh03', 'dh06']</text:p>
          </table:table-cell>
          <table:table-cell office:value-type="string" calcext:value-type="string">
            <text:p>['dh03', 'dh05', 'dh07', 'dh09']</text:p>
          </table:table-cell>
          <table:table-cell office:value-type="string" calcext:value-type="string">
            <text:p>['ap07', 'dh06', 'dh10', 'dh11']</text:p>
          </table:table-cell>
          <table:table-cell office:value-type="string" calcext:value-type="string">
            <text:p>['ap01', 'dh05', 'dh07', 'dh09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4', 'ap07', 'dh02', 'dh06', 'dh07']</text:p>
          </table:table-cell>
          <table:table-cell office:value-type="string" calcext:value-type="string">
            <text:p>['ap04', 'dh04', 'dh07', 'dh08', 'dh11']</text:p>
          </table:table-cell>
          <table:table-cell office:value-type="string" calcext:value-type="string">
            <text:p>['ap01', 'dh03', 'dh07', 'dh08', 'dh09']</text:p>
          </table:table-cell>
          <table:table-cell office:value-type="string" calcext:value-type="string">
            <text:p>['dh02', 'dh04', 'dh05', 'dh07', 'dh08']</text:p>
          </table:table-cell>
          <table:table-cell office:value-type="string" calcext:value-type="string">
            <text:p>['ap07', 'dh04', 'dh05', 'dh08', 'dh09']</text:p>
          </table:table-cell>
          <table:table-cell office:value-type="string" calcext:value-type="string">
            <text:p>['ap03', 'ap05', 'dh03', 'dh07', 'dh09']</text:p>
          </table:table-cell>
          <table:table-cell office:value-type="string" calcext:value-type="string">
            <text:p>['ap01', 'ap03', 'ap04', 'dh08', 'dh09']</text:p>
          </table:table-cell>
          <table:table-cell office:value-type="string" calcext:value-type="string">
            <text:p>['ap01', 'ap03', 'ap07', 'dh01', 'dh07']</text:p>
          </table:table-cell>
          <table:table-cell office:value-type="string" calcext:value-type="string">
            <text:p>['ap07', 'dh01', 'dh02', 'dh04', 'dh07']</text:p>
          </table:table-cell>
          <table:table-cell office:value-type="string" calcext:value-type="string">
            <text:p>['ap07', 'dh01', 'dh03', 'dh10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6', 'dh01', 'dh03', 'dh06', 'dh09']</text:p>
          </table:table-cell>
          <table:table-cell office:value-type="string" calcext:value-type="string">
            <text:p>['ap01', 'ap06', 'dh02', 'dh04', 'dh05', 'dh10']</text:p>
          </table:table-cell>
          <table:table-cell office:value-type="string" calcext:value-type="string">
            <text:p>['ap01', 'ap06', 'ap07', 'dh07', 'dh09', 'dh11']</text:p>
          </table:table-cell>
          <table:table-cell office:value-type="string" calcext:value-type="string">
            <text:p>['ap03', 'ap05', 'ap07', 'dh01', 'dh04', 'dh05']</text:p>
          </table:table-cell>
          <table:table-cell office:value-type="string" calcext:value-type="string">
            <text:p>['ap01', 'ap05', 'dh01', 'dh05', 'dh07', 'dh08']</text:p>
          </table:table-cell>
          <table:table-cell office:value-type="string" calcext:value-type="string">
            <text:p>['ap01', 'ap03', 'ap04', 'ap05', 'dh04', 'dh07']</text:p>
          </table:table-cell>
          <table:table-cell office:value-type="string" calcext:value-type="string">
            <text:p>['ap06', 'dh04', 'dh05', 'dh06', 'dh09', 'dh10']</text:p>
          </table:table-cell>
          <table:table-cell office:value-type="string" calcext:value-type="string">
            <text:p>['ap01', 'ap03', 'ap04', 'dh02', 'dh05', 'dh11']</text:p>
          </table:table-cell>
          <table:table-cell office:value-type="string" calcext:value-type="string">
            <text:p>['ap03', 'dh01', 'dh04', 'dh05', 'dh10', 'dh11']</text:p>
          </table:table-cell>
          <table:table-cell office:value-type="string" calcext:value-type="string">
            <text:p>['ap01', 'ap05', 'dh03', 'dh04', 'dh05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4', 'ap06', 'dh04', 'dh05', 'dh10', 'dh11']</text:p>
          </table:table-cell>
          <table:table-cell office:value-type="string" calcext:value-type="string">
            <text:p>['ap04', 'ap05', 'ap06', 'dh01', 'dh03', 'dh05', 'dh11']</text:p>
          </table:table-cell>
          <table:table-cell office:value-type="string" calcext:value-type="string">
            <text:p>['ap01', 'ap03', 'ap04', 'ap05', 'ap07', 'dh03', 'dh04']</text:p>
          </table:table-cell>
          <table:table-cell office:value-type="string" calcext:value-type="string">
            <text:p>['ap07', 'dh01', 'dh02', 'dh04', 'dh07', 'dh08', 'dh09']</text:p>
          </table:table-cell>
          <table:table-cell office:value-type="string" calcext:value-type="string">
            <text:p>['ap04', 'ap05', 'dh02', 'dh06', 'dh07', 'dh10', 'dh11']</text:p>
          </table:table-cell>
          <table:table-cell office:value-type="string" calcext:value-type="string">
            <text:p>['ap03', 'ap05', 'ap07', 'dh01', 'dh02', 'dh05', 'dh06']</text:p>
          </table:table-cell>
          <table:table-cell office:value-type="string" calcext:value-type="string">
            <text:p>['ap03', 'ap04', 'ap06', 'dh02', 'dh03', 'dh07', 'dh10']</text:p>
          </table:table-cell>
          <table:table-cell office:value-type="string" calcext:value-type="string">
            <text:p>['ap03', 'ap06', 'dh01', 'dh03', 'dh07', 'dh08', 'dh09']</text:p>
          </table:table-cell>
          <table:table-cell office:value-type="string" calcext:value-type="string">
            <text:p>['ap04', 'ap07', 'dh03', 'dh04', 'dh05', 'dh06', 'dh11']</text:p>
          </table:table-cell>
          <table:table-cell office:value-type="string" calcext:value-type="string">
            <text:p>['ap01', 'ap07', 'dh04', 'dh05', 'dh06', 'dh08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ap04', 'ap05', 'dh01', 'dh04', 'dh05', 'dh07', 'dh11']</text:p>
          </table:table-cell>
          <table:table-cell office:value-type="string" calcext:value-type="string">
            <text:p>['ap03', 'ap06', 'ap07', 'dh02', 'dh07', 'dh08', 'dh09', 'dh11']</text:p>
          </table:table-cell>
          <table:table-cell office:value-type="string" calcext:value-type="string">
            <text:p>['ap01', 'ap06', 'dh02', 'dh03', 'dh04', 'dh06', 'dh09', 'dh10']</text:p>
          </table:table-cell>
          <table:table-cell office:value-type="string" calcext:value-type="string">
            <text:p>['ap05', 'ap06', 'ap07', 'dh02', 'dh07', 'dh09', 'dh10', 'dh11']</text:p>
          </table:table-cell>
          <table:table-cell office:value-type="string" calcext:value-type="string">
            <text:p>['ap04', 'dh01', 'dh02', 'dh05', 'dh08', 'dh09', 'dh10', 'dh11']</text:p>
          </table:table-cell>
          <table:table-cell office:value-type="string" calcext:value-type="string">
            <text:p>['ap01', 'ap03', 'ap04', 'ap05', 'dh06', 'dh08', 'dh09', 'dh10']</text:p>
          </table:table-cell>
          <table:table-cell office:value-type="string" calcext:value-type="string">
            <text:p>['ap01', 'ap03', 'dh01', 'dh03', 'dh04', 'dh06', 'dh07', 'dh09']</text:p>
          </table:table-cell>
          <table:table-cell office:value-type="string" calcext:value-type="string">
            <text:p>['ap01', 'ap05', 'dh02', 'dh03', 'dh07', 'dh09', 'dh10', 'dh11']</text:p>
          </table:table-cell>
          <table:table-cell office:value-type="string" calcext:value-type="string">
            <text:p>['ap01', 'ap04', 'ap05', 'ap06', 'ap07', 'dh01', 'dh05', 'dh08']</text:p>
          </table:table-cell>
          <table:table-cell office:value-type="string" calcext:value-type="string">
            <text:p>['ap03', 'ap04', 'dh01', 'dh04', 'dh05', 'dh08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7', 'dh01', 'dh04', 'dh06', 'dh07', 'dh08', 'dh10', 'dh11']</text:p>
          </table:table-cell>
          <table:table-cell office:value-type="string" calcext:value-type="string">
            <text:p>['ap04', 'ap05', 'ap06', 'ap07', 'dh01', 'dh02', 'dh03', 'dh05', 'dh07']</text:p>
          </table:table-cell>
          <table:table-cell office:value-type="string" calcext:value-type="string">
            <text:p>['ap03', 'ap04', 'ap05', 'ap07', 'dh01', 'dh03', 'dh05', 'dh07', 'dh11']</text:p>
          </table:table-cell>
          <table:table-cell office:value-type="string" calcext:value-type="string">
            <text:p>['ap01', 'ap03', 'ap04', 'ap07', 'dh01', 'dh05', 'dh07', 'dh08', 'dh09']</text:p>
          </table:table-cell>
          <table:table-cell office:value-type="string" calcext:value-type="string">
            <text:p>['ap01', 'dh01', 'dh02', 'dh04', 'dh05', 'dh06', 'dh07', 'dh10', 'dh11']</text:p>
          </table:table-cell>
          <table:table-cell office:value-type="string" calcext:value-type="string">
            <text:p>['ap04', 'ap05', 'dh02', 'dh04', 'dh05', 'dh06', 'dh08', 'dh09', 'dh10']</text:p>
          </table:table-cell>
          <table:table-cell office:value-type="string" calcext:value-type="string">
            <text:p>['ap01', 'ap03', 'ap04', 'dh02', 'dh04', 'dh06', 'dh07', 'dh08', 'dh09']</text:p>
          </table:table-cell>
          <table:table-cell office:value-type="string" calcext:value-type="string">
            <text:p>['ap01', 'ap03', 'ap05', 'dh02', 'dh03', 'dh05', 'dh07', 'dh08', 'dh11']</text:p>
          </table:table-cell>
          <table:table-cell office:value-type="string" calcext:value-type="string">
            <text:p>['ap01', 'ap05', 'ap06', 'dh03', 'dh04', 'dh05', 'dh08', 'dh09', 'dh11']</text:p>
          </table:table-cell>
          <table:table-cell office:value-type="string" calcext:value-type="string">
            <text:p>['ap01', 'ap04', 'ap05', 'ap06', 'dh03', 'dh04', 'dh06', 'dh09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6', 'dh03', 'dh04', 'dh05', 'dh06', 'dh08', 'dh09', 'dh10']</text:p>
          </table:table-cell>
          <table:table-cell office:value-type="string" calcext:value-type="string">
            <text:p>['ap03', 'ap04', 'ap05', 'dh01', 'dh02', 'dh03', 'dh04', 'dh06', 'dh08', 'dh11']</text:p>
          </table:table-cell>
          <table:table-cell office:value-type="string" calcext:value-type="string">
            <text:p>['ap03', 'ap04', 'ap07', 'dh01', 'dh05', 'dh06', 'dh08', 'dh09', 'dh10', 'dh11']</text:p>
          </table:table-cell>
          <table:table-cell office:value-type="string" calcext:value-type="string">
            <text:p>['ap01', 'ap05', 'ap06', 'dh01', 'dh02', 'dh03', 'dh04', 'dh05', 'dh08', 'dh09']</text:p>
          </table:table-cell>
          <table:table-cell office:value-type="string" calcext:value-type="string">
            <text:p>['ap01', 'ap03', 'ap05', 'ap06', 'dh04', 'dh05', 'dh06', 'dh07', 'dh09', 'dh10']</text:p>
          </table:table-cell>
          <table:table-cell office:value-type="string" calcext:value-type="string">
            <text:p>['ap01', 'ap03', 'ap04', 'ap05', 'dh01', 'dh02', 'dh03', 'dh04', 'dh07', 'dh10']</text:p>
          </table:table-cell>
          <table:table-cell office:value-type="string" calcext:value-type="string">
            <text:p>['ap01', 'ap04', 'ap05', 'ap06', 'ap07', 'dh02', 'dh07', 'dh08', 'dh09', 'dh11']</text:p>
          </table:table-cell>
          <table:table-cell office:value-type="string" calcext:value-type="string">
            <text:p>['ap01', 'ap03', 'ap05', 'ap07', 'dh01', 'dh04', 'dh05', 'dh06', 'dh07', 'dh08']</text:p>
          </table:table-cell>
          <table:table-cell office:value-type="string" calcext:value-type="string">
            <text:p>['ap01', 'ap03', 'ap05', 'ap06', 'dh01', 'dh02', 'dh05', 'dh07', 'dh08', 'dh11']</text:p>
          </table:table-cell>
          <table:table-cell office:value-type="string" calcext:value-type="string">
            <text:p>['ap01', 'ap04', 'ap05', 'dh01', 'dh04', 'dh06', 'dh07', 'dh08', 'dh09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4', 'ap05', 'ap07', 'dh01', 'dh02', 'dh03', 'dh04', 'dh06', 'dh07', 'dh11']</text:p>
          </table:table-cell>
          <table:table-cell office:value-type="string" calcext:value-type="string">
            <text:p>['ap01', 'ap03', 'ap04', 'ap06', 'dh01', 'dh02', 'dh04', 'dh07', 'dh08', 'dh09', 'dh11']</text:p>
          </table:table-cell>
          <table:table-cell office:value-type="string" calcext:value-type="string">
            <text:p>['ap03', 'ap04', 'ap07', 'dh02', 'dh03', 'dh05', 'dh06', 'dh08', 'dh09', 'dh10', 'dh11']</text:p>
          </table:table-cell>
          <table:table-cell office:value-type="string" calcext:value-type="string">
            <text:p>['ap01', 'ap03', 'ap04', 'ap05', 'ap06', 'dh01', 'dh02', 'dh04', 'dh05', 'dh06', 'dh10']</text:p>
          </table:table-cell>
          <table:table-cell office:value-type="string" calcext:value-type="string">
            <text:p>['ap04', 'ap05', 'ap06', 'ap07', 'dh01', 'dh02', 'dh04', 'dh05', 'dh06', 'dh07', 'dh11']</text:p>
          </table:table-cell>
          <table:table-cell office:value-type="string" calcext:value-type="string">
            <text:p>['ap01', 'ap03', 'ap05', 'ap06', 'dh01', 'dh03', 'dh04', 'dh06', 'dh08', 'dh09', 'dh10']</text:p>
          </table:table-cell>
          <table:table-cell office:value-type="string" calcext:value-type="string">
            <text:p>['ap03', 'ap06', 'ap07', 'dh01', 'dh04', 'dh05', 'dh06', 'dh07', 'dh08', 'dh09', 'dh10']</text:p>
          </table:table-cell>
          <table:table-cell office:value-type="string" calcext:value-type="string">
            <text:p>['ap01', 'ap05', 'ap06', 'ap07', 'dh01', 'dh02', 'dh03', 'dh06', 'dh07', 'dh09', 'dh11']</text:p>
          </table:table-cell>
          <table:table-cell office:value-type="string" calcext:value-type="string">
            <text:p>['ap04', 'ap06', 'dh02', 'dh03', 'dh04', 'dh05', 'dh06', 'dh07', 'dh09', 'dh10', 'dh11']</text:p>
          </table:table-cell>
          <table:table-cell office:value-type="string" calcext:value-type="string">
            <text:p>['ap01', 'ap03', 'ap04', 'ap06', 'ap07', 'dh01', 'dh04', 'dh05', 'dh07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ap05', 'ap06', 'dh01', 'dh03', 'dh04', 'dh06', 'dh07', 'dh10', 'dh11']</text:p>
          </table:table-cell>
          <table:table-cell office:value-type="string" calcext:value-type="string">
            <text:p>['ap01', 'ap04', 'ap05', 'ap06', 'ap07', 'dh01', 'dh04', 'dh05', 'dh06', 'dh07', 'dh10', 'dh11']</text:p>
          </table:table-cell>
          <table:table-cell office:value-type="string" calcext:value-type="string">
            <text:p>['ap01', 'ap03', 'ap04', 'ap05', 'ap06', 'ap07', 'dh02', 'dh03', 'dh04', 'dh08', 'dh10', 'dh11']</text:p>
          </table:table-cell>
          <table:table-cell office:value-type="string" calcext:value-type="string">
            <text:p>['ap01', 'ap03', 'ap05', 'ap06', 'ap07', 'dh01', 'dh02', 'dh04', 'dh06', 'dh07', 'dh09', 'dh11']</text:p>
          </table:table-cell>
          <table:table-cell office:value-type="string" calcext:value-type="string">
            <text:p>['ap01', 'ap03', 'ap04', 'ap05', 'ap07', 'dh01', 'dh02', 'dh03', 'dh04', 'dh05', 'dh06', 'dh11']</text:p>
          </table:table-cell>
          <table:table-cell office:value-type="string" calcext:value-type="string">
            <text:p>['ap03', 'ap05', 'ap06', 'ap07', 'dh01', 'dh02', 'dh03', 'dh05', 'dh06', 'dh07', 'dh08', 'dh09']</text:p>
          </table:table-cell>
          <table:table-cell office:value-type="string" calcext:value-type="string">
            <text:p>['ap01', 'ap03', 'ap04', 'ap05', 'ap06', 'dh01', 'dh03', 'dh04', 'dh05', 'dh06', 'dh09', 'dh11']</text:p>
          </table:table-cell>
          <table:table-cell office:value-type="string" calcext:value-type="string">
            <text:p>['ap01', 'ap05', 'ap06', 'dh01', 'dh03', 'dh04', 'dh05', 'dh06', 'dh07', 'dh08', 'dh09', 'dh10']</text:p>
          </table:table-cell>
          <table:table-cell office:value-type="string" calcext:value-type="string">
            <text:p>['ap01', 'ap03', 'ap05', 'ap07', 'dh01', 'dh02', 'dh03', 'dh04', 'dh05', 'dh06', 'dh07', 'dh09']</text:p>
          </table:table-cell>
          <table:table-cell office:value-type="string" calcext:value-type="string">
            <text:p>['ap01', 'ap03', 'ap04', 'ap05', 'ap06', 'ap07', 'dh02', 'dh03', 'dh06', 'dh07', 'dh09', 'dh10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6', 'ap07', 'dh01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8', 'dh09']</text:p>
          </table:table-cell>
          <table:table-cell office:value-type="string" calcext:value-type="string">
            <text:p>['ap01', 'ap04', 'ap05', 'ap06', 'ap07', 'dh01', 'dh02', 'dh05', 'dh06', 'dh08', 'dh09', 'dh10', 'dh11']</text:p>
          </table:table-cell>
          <table:table-cell office:value-type="string" calcext:value-type="string">
            <text:p>['ap01', 'ap04', 'ap05', 'ap06', 'dh01', 'dh02', 'dh03', 'dh04', 'dh05', 'dh06', 'dh08', 'dh10', 'dh11']</text:p>
          </table:table-cell>
          <table:table-cell office:value-type="string" calcext:value-type="string">
            <text:p>['ap03', 'ap04', 'ap05', 'ap06', 'dh01', 'dh02', 'dh04', 'dh05', 'dh06', 'dh07', 'dh08', 'dh09', 'dh11']</text:p>
          </table:table-cell>
          <table:table-cell office:value-type="string" calcext:value-type="string">
            <text:p>['ap01', 'ap03', 'ap04', 'ap05', 'ap06', 'ap07', 'dh01', 'dh03', 'dh04', 'dh05', 'dh07', 'dh10', 'dh11']</text:p>
          </table:table-cell>
          <table:table-cell office:value-type="string" calcext:value-type="string">
            <text:p>['ap01', 'ap03', 'ap04', 'ap05', 'ap07', 'dh02', 'dh03', 'dh04', 'dh05', 'dh07', 'dh08', 'dh09', 'dh10']</text:p>
          </table:table-cell>
          <table:table-cell office:value-type="string" calcext:value-type="string">
            <text:p>['ap03', 'ap04', 'ap06', 'ap07', 'dh01', 'dh02', 'dh04', 'dh05', 'dh06', 'dh07', 'dh09', 'dh10', 'dh11']</text:p>
          </table:table-cell>
          <table:table-cell office:value-type="string" calcext:value-type="string">
            <text:p>['ap01', 'ap03', 'ap04', 'ap06', 'ap07', 'dh01', 'dh04', 'dh05', 'dh07', 'dh08', 'dh09', 'dh10', 'dh11']</text:p>
          </table:table-cell>
          <table:table-cell office:value-type="string" calcext:value-type="string">
            <text:p>['ap03', 'ap04', 'ap05', 'ap06', 'ap07', 'dh01', 'dh02', 'dh03', 'dh04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6', 'ap07', 'dh01', 'dh02', 'dh03', 'dh05', 'dh06', 'dh07', 'dh08', 'dh09', 'dh11']</text:p>
          </table:table-cell>
          <table:table-cell office:value-type="string" calcext:value-type="string">
            <text:p>['ap01', 'ap03', 'ap04', 'ap06', 'dh01', 'dh02', 'dh03', 'dh04', 'dh05', 'dh06', 'dh07', 'dh08', 'dh10', 'dh11']</text:p>
          </table:table-cell>
          <table:table-cell office:value-type="string" calcext:value-type="string">
            <text:p>['ap01', 'ap04', 'ap06', 'ap07', 'dh01', 'dh02', 'dh03', 'dh04', 'dh05', 'dh06', 'dh07', 'dh09', 'dh10', 'dh11']</text:p>
          </table:table-cell>
          <table:table-cell office:value-type="string" calcext:value-type="string">
            <text:p>['ap01', 'ap03', 'ap05', 'ap07', 'dh01', 'dh02', 'dh03', 'dh04', 'dh05', 'dh06', 'dh07', 'dh09', 'dh10', 'dh11']</text:p>
          </table:table-cell>
          <table:table-cell office:value-type="string" calcext:value-type="string">
            <text:p>['ap01', 'ap03', 'ap04', 'ap05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7', 'dh08', 'dh09', 'dh10']</text:p>
          </table:table-cell>
          <table:table-cell office:value-type="string" calcext:value-type="string">
            <text:p>['ap01', 'ap03', 'ap04', 'ap05', 'ap06', 'ap07', 'dh01', 'dh02', 'dh04', 'dh05', 'dh07', 'dh09', 'dh10', 'dh11']</text:p>
          </table:table-cell>
          <table:table-cell office:value-type="string" calcext:value-type="string">
            <text:p>['ap01', 'ap03', 'ap04', 'ap05', 'ap06', 'ap07', 'dh01', 'dh02', 'dh03', 'dh04', 'dh07', 'dh09', 'dh10', 'dh11']</text:p>
          </table:table-cell>
          <table:table-cell office:value-type="string" calcext:value-type="string">
            <text:p>['ap01', 'ap03', 'ap05', 'ap06', 'ap07', 'dh01', 'dh03', 'dh04', 'dh05', 'dh06', 'dh07', 'dh08', 'dh10', 'dh11']</text:p>
          </table:table-cell>
          <table:table-cell office:value-type="string" calcext:value-type="string">
            <text:p>['ap01', 'ap03', 'ap04', 'ap06', 'ap07', 'dh01', 'dh03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6', 'dh09', 'dh10', 'dh11']</text:p>
          </table:table-cell>
          <table:table-cell office:value-type="string" calcext:value-type="string">
            <text:p>['ap01', 'ap03', 'ap04', 'ap05', 'ap07', 'dh01', 'dh02', 'dh03', 'dh04', 'dh05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10', 'dh11']</text:p>
          </table:table-cell>
          <table:table-cell office:value-type="string" calcext:value-type="string">
            <text:p>['ap01', 'ap03', 'ap04', 'ap06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4', 'dh05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8', 'dh11']</text:p>
          </table:table-cell>
          <table:table-cell office:value-type="string" calcext:value-type="string">
            <text:p>['ap01', 'ap03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2', 'dh03', 'dh04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